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cb43f" officeooo:paragraph-rsid="000cb43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cb43f" officeooo:paragraph-rsid="000cb43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e20b6" officeooo:paragraph-rsid="000e20b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e20b6" officeooo:paragraph-rsid="000e20b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e9f4b" officeooo:paragraph-rsid="000e9f4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17b29" officeooo:paragraph-rsid="00117b29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2d71f" officeooo:paragraph-rsid="0012d71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14c63e" officeooo:paragraph-rsid="0014c63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18ac34" officeooo:paragraph-rsid="0018ac3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a8cfb" officeooo:paragraph-rsid="001a8cf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0e9f4b" officeooo:paragraph-rsid="000e9f4b" style:font-size-asian="14pt" style:font-weight-asian="bold" style:font-size-complex="14pt" style:font-weight-complex="bold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4pt" fo:font-weight="normal" officeooo:rsid="000cb43f" officeooo:paragraph-rsid="000cb43f" style:font-size-asian="12.25pt" style:font-weight-asian="normal" style:font-size-complex="14pt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fo:font-size="14pt" fo:font-weight="normal" officeooo:rsid="000e20b6" officeooo:paragraph-rsid="000e20b6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0cb43f" officeooo:paragraph-rsid="000cb43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20b6" officeooo:paragraph-rsid="000e20b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17b29" officeooo:paragraph-rsid="00117b2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4c63e" officeooo:paragraph-rsid="0014c63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a8cfb" officeooo:paragraph-rsid="001a8cfb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justify" style:justify-single-word="false"/>
      <style:text-properties fo:font-size="12pt" fo:font-weight="normal" officeooo:rsid="000e9f4b" officeooo:paragraph-rsid="000e9f4b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font-size="12pt" fo:font-weight="normal" officeooo:rsid="000e9f4b" officeooo:paragraph-rsid="0014c63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17b29" officeooo:paragraph-rsid="00117b29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font-size="12pt" fo:font-weight="normal" officeooo:rsid="00117b29" officeooo:paragraph-rsid="00117b2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66dce" officeooo:paragraph-rsid="00166dce" style:font-size-asian="10.5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81277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b1a8b" style:font-size-asian="10.5pt" style:font-weight-asian="normal" style:font-size-complex="12pt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0e20b6" style:font-size-asian="10.5pt" style:font-size-complex="12pt"/>
    </style:style>
    <style:style style:name="T7" style:family="text">
      <style:text-properties officeooo:rsid="000fb032"/>
    </style:style>
    <style:style style:name="T8" style:family="text">
      <style:text-properties officeooo:rsid="001a8cf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1</text:p>
      <text:p text:style-name="P2"><text:tab/><text:span text:style-name="T1">Write a program to search an element from a list. Give user the option to perform Linear</text:span></text:p>
      <text:p text:style-name="P14"><text:tab/>or Binary search. Use Template functions.</text:p>
      <text:p text:style-name="P14"/>
      <text:p text:style-name="P2">ALGORITHM</text:p>
      <text:list xml:id="list2234120061" text:style-name="L4">
        <text:list-item>
          <text:p text:style-name="P12"><text:span text:style-name="T5">For Linear Search:</text:span></text:p>
          <text:p text:style-name="P12"><text:span text:style-name="T5"><text:tab/>LinearSearch(arr, target):</text:span></text:p>
          <text:p text:style-name="P12"><text:span text:style-name="T5"><text:s text:c="4"/><text:tab/>for each element in arr with index i do:</text:span></text:p>
          <text:p text:style-name="P12"><text:span text:style-name="T5"><text:s text:c="4"/><text:tab/><text:tab/>if arr[i] is equal to target then</text:span></text:p>
          <text:p text:style-name="P12"><text:span text:style-name="T5"><text:s text:c="12"/><text:tab/><text:tab/>return i <text:s/>//if Target found at index i</text:span></text:p>
          <text:p text:style-name="P12"><text:span text:style-name="T5"><text:s text:c="4"/><text:tab/>end for</text:span></text:p>
          <text:p text:style-name="P12"><text:span text:style-name="T5"><text:s text:c="4"/><text:tab/>return -1 <text:s/>//if Target not found in the array</text:span></text:p>
        </text:list-item>
        <text:list-item>
          <text:p text:style-name="P12"><text:span text:style-name="T6">Use a sorting algorithm to sort the array before applying Binary Search.</text:span></text:p>
        </text:list-item>
        <text:list-item>
          <text:p text:style-name="P12"><text:span text:style-name="T5">For Binary Search:</text:span></text:p>
          <text:p text:style-name="P12"><text:span text:style-name="T5"><text:tab/>BinarySearch(arr, target):</text:span></text:p>
          <text:p text:style-name="P12"><text:span text:style-name="T5"><text:s text:c="4"/><text:tab/>left = 0</text:span></text:p>
          <text:p text:style-name="P12"><text:span text:style-name="T5"><text:s text:c="4"/><text:tab/>right = length of arr - 1</text:span></text:p>
          <text:p text:style-name="P12"><text:span text:style-name="T5"><text:s text:c="4"/><text:tab/>while left &lt;= right do:</text:span></text:p>
          <text:p text:style-name="P12"><text:span text:style-name="T5"><text:s text:c="8"/><text:tab/><text:tab/>mid = low + (high - low) / 2 //to avoid overflow</text:span></text:p>
          <text:p text:style-name="P12"><text:span text:style-name="T5"><text:s text:c="8"/><text:tab/><text:tab/>if arr[mid] is equal to target then</text:span></text:p>
          <text:p text:style-name="P12"><text:span text:style-name="T5"><text:s text:c="12"/><text:tab/><text:tab/>return mid //Target found at index mid</text:span></text:p>
          <text:p text:style-name="P12"><text:span text:style-name="T5"><text:s text:c="8"/><text:tab/><text:tab/>else if arr[mid] &lt; target then</text:span></text:p>
          <text:p text:style-name="P12"><text:span text:style-name="T5"><text:s text:c="12"/><text:tab/><text:tab/>left = mid + 1 //Search the right half</text:span></text:p>
          <text:p text:style-name="P12"><text:span text:style-name="T5"><text:s text:c="8"/><text:tab/><text:tab/>else</text:span></text:p>
          <text:p text:style-name="P12"><text:span text:style-name="T5"><text:s text:c="12"/><text:tab/><text:tab/>right = mid - 1 //Search the left half</text:span></text:p>
          <text:p text:style-name="P12"><text:span text:style-name="T5"><text:s text:c="4"/><text:tab/>return -1 Target not found in the array</text:span></text:p>
        </text:list-item>
        <text:list-item>
          <text:p text:style-name="P13"><text:span text:style-name="T5">Give choice to user and call the functions</text:span></text:p>
        </text:list-item>
      </text:list>
      <text:p text:style-name="P4"><text:span text:style-name="T2"/></text:p>
      <text:p text:style-name="P3">PROGRAM CODE</text:p>
      <text:p text:style-name="P15"><text:tab/>#include&lt;iostream&gt;</text:p>
      <text:p text:style-name="P15"><text:tab/>#include&lt;vector&gt;</text:p>
      <text:p text:style-name="P15"><text:tab/>using namespace std;</text:p>
      <text:p text:style-name="P15"><text:tab/>template &lt;typename T&gt;</text:p>
      <text:p text:style-name="P15"><text:tab/>int linearSearch(vector&lt;T&gt;&amp; arr, T&amp; target){</text:p>
      <text:p text:style-name="P15"><text:tab/><text:tab/>for(int i=0;i&lt;arr.size();i++){</text:p>
      <text:p text:style-name="P15"><text:tab/><text:tab/><text:tab/>if(arr[i]==target)</text:p>
      <text:p text:style-name="P15"><text:tab/><text:tab/><text:tab/><text:tab/>return i;</text:p>
      <text:p text:style-name="P15"><text:tab/><text:tab/>}</text:p>
      <text:p text:style-name="P15"><text:tab/><text:tab/>return -1;</text:p>
      <text:p text:style-name="P15"><text:tab/>}</text:p>
      <text:p text:style-name="P15"><text:tab/>template &lt;typename T&gt;</text:p>
      <text:p text:style-name="P15"><text:tab/>int binarySearch(vector&lt;T&gt;&amp; arr, T&amp; target){</text:p>
      <text:p text:style-name="P15"><text:tab/><text:tab/>int hole, value;</text:p>
      <text:p text:style-name="P15"><text:tab/><text:tab/>for(int i=0;i&lt;arr.size();i++){</text:p>
      <text:p text:style-name="P15"><text:tab/><text:tab/><text:tab/>value = arr[i];</text:p>
      <text:p text:style-name="P15"><text:tab/><text:tab/><text:tab/>hole = i - 1;</text:p>
      <text:p text:style-name="P15"><text:tab/><text:tab/><text:tab/>while(hole&gt;=0 &amp;&amp; arr[hole]&gt;value){</text:p>
      <text:p text:style-name="P15"><text:tab/><text:tab/><text:tab/><text:tab/>arr[hole+1] = arr[hole];</text:p>
      <text:p text:style-name="P15"><text:tab/><text:tab/><text:tab/><text:tab/>hole = hole - 1;</text:p>
      <text:p text:style-name="P15"><text:tab/><text:tab/><text:tab/>}</text:p>
      <text:p text:style-name="P15"><text:tab/><text:tab/><text:tab/>arr[hole+1]=value;</text:p>
      <text:p text:style-name="P15"><text:soft-page-break/><text:tab/><text:tab/>}</text:p>
      <text:p text:style-name="P15"><text:tab/><text:tab/>int low = 0;</text:p>
      <text:p text:style-name="P15"><text:tab/><text:tab/>int high = arr.size()-1;</text:p>
      <text:p text:style-name="P15"><text:tab/><text:tab/>while(low&lt;=high){</text:p>
      <text:p text:style-name="P15"><text:tab/><text:tab/><text:tab/>int mid = low + (high-low)/2;</text:p>
      <text:p text:style-name="P15"><text:tab/><text:tab/><text:tab/>if(arr[mid]==target)</text:p>
      <text:p text:style-name="P15"><text:tab/><text:tab/><text:tab/><text:tab/>return mid;</text:p>
      <text:p text:style-name="P15"><text:tab/><text:tab/><text:tab/>else if(arr[mid]&lt;target)</text:p>
      <text:p text:style-name="P15"><text:tab/><text:tab/><text:tab/><text:tab/>return low = mid + 1;</text:p>
      <text:p text:style-name="P15"><text:tab/><text:tab/><text:tab/>else</text:p>
      <text:p text:style-name="P15"><text:tab/><text:tab/><text:tab/><text:tab/>return low = mid - 1;</text:p>
      <text:p text:style-name="P15"><text:tab/><text:tab/>}</text:p>
      <text:p text:style-name="P15"><text:tab/><text:tab/>return -1;</text:p>
      <text:p text:style-name="P15"><text:tab/>}</text:p>
      <text:p text:style-name="P15"><text:tab/>int main(){</text:p>
      <text:p text:style-name="P15"><text:tab/><text:tab/>cout &lt;&lt; "Enter the number of elements: ";</text:p>
      <text:p text:style-name="P15"><text:tab/><text:tab/>int n;</text:p>
      <text:p text:style-name="P15"><text:tab/><text:tab/>cin &gt;&gt; n;</text:p>
      <text:p text:style-name="P15"><text:tab/><text:tab/>vector&lt;int&gt; List;</text:p>
      <text:p text:style-name="P15"><text:tab/><text:tab/>cout &lt;&lt; "Enter the elements of the lists: ";</text:p>
      <text:p text:style-name="P15"><text:tab/><text:tab/>int element;</text:p>
      <text:p text:style-name="P15"><text:tab/><text:tab/>for(int i=0;i&lt;n;i++){</text:p>
      <text:p text:style-name="P15"><text:tab/><text:tab/><text:tab/>cin &gt;&gt; element;</text:p>
      <text:p text:style-name="P15"><text:tab/><text:tab/><text:tab/>List.push_back(element);</text:p>
      <text:p text:style-name="P15"><text:tab/><text:tab/>}</text:p>
      <text:p text:style-name="P15"><text:tab/><text:tab/>cout &lt;&lt; "Enter the element to search for: ";</text:p>
      <text:p text:style-name="P15"><text:tab/><text:tab/>int target;</text:p>
      <text:p text:style-name="P15"><text:tab/><text:tab/>cin &gt;&gt; target;</text:p>
      <text:p text:style-name="P15"><text:tab/><text:tab/>cout &lt;&lt; "Choose Searching Algorithm:\n";</text:p>
      <text:p text:style-name="P15"><text:tab/><text:tab/>cout &lt;&lt; "1. Linear Search\n";</text:p>
      <text:p text:style-name="P15"><text:tab/><text:tab/>cout &lt;&lt; "2. Binary Search\n";</text:p>
      <text:p text:style-name="P15"><text:tab/><text:tab/>int choice;</text:p>
      <text:p text:style-name="P15"><text:tab/><text:tab/>cout &lt;&lt; "Enter Choice: ";</text:p>
      <text:p text:style-name="P15"><text:tab/><text:tab/>cin &gt;&gt; choice;</text:p>
      <text:p text:style-name="P15"><text:tab/><text:tab/>int result;</text:p>
      <text:p text:style-name="P15"><text:tab/><text:tab/>switch(choice){</text:p>
      <text:p text:style-name="P15"><text:tab/><text:tab/><text:tab/>case 1: </text:p>
      <text:p text:style-name="P15"><text:tab/><text:tab/><text:tab/><text:tab/>result = linearSearch(List,target);</text:p>
      <text:p text:style-name="P15"><text:tab/><text:tab/><text:tab/><text:tab/>break;</text:p>
      <text:p text:style-name="P15"><text:tab/><text:tab/><text:tab/>case 2:</text:p>
      <text:p text:style-name="P15"><text:tab/><text:tab/><text:tab/><text:tab/>result = binarySearch(List,target);</text:p>
      <text:p text:style-name="P15"><text:tab/><text:tab/><text:tab/><text:tab/>break;</text:p>
      <text:p text:style-name="P15"><text:tab/><text:tab/><text:tab/>default:</text:p>
      <text:p text:style-name="P15"><text:tab/><text:tab/><text:tab/><text:tab/>cout &lt;&lt; "Invalid Choice. Exit Program.";</text:p>
      <text:p text:style-name="P15"><text:tab/><text:tab/><text:tab/><text:tab/>return 1;</text:p>
      <text:p text:style-name="P15"><text:tab/><text:tab/>}</text:p>
      <text:p text:style-name="P15"><text:tab/><text:tab/>if(result != -1)</text:p>
      <text:p text:style-name="P15"><text:tab/><text:tab/><text:tab/>cout &lt;&lt; "Element " &lt;&lt; target &lt;&lt; " found at index " &lt;&lt; result &lt;&lt; endl;</text:p>
      <text:p text:style-name="P15"><text:tab/><text:tab/>else </text:p>
      <text:p text:style-name="P15"><text:tab/><text:tab/><text:tab/>cout &lt;&lt; "Element " &lt;&lt; target &lt;&lt; " not found in the list." &lt;&lt; endl;</text:p>
      <text:p text:style-name="P15"><text:tab/><text:tab/>return 0;</text:p>
      <text:p text:style-name="P15"><text:tab/>}</text:p>
      <text:p text:style-name="P3"><text:soft-page-break/>OUTPUT</text:p>
      <text:p text:style-name="P3"><text:tab/><text:span text:style-name="T5">SET 1:</text:span></text:p>
      <text:p text:style-name="P4"><text:span text:style-name="T2"><text:tab/>Enter the number of elements: 5</text:span></text:p>
      <text:p text:style-name="P4"><text:span text:style-name="T2"><text:tab/>Enter the elements of the lists: 3 2 4 6 1</text:span></text:p>
      <text:p text:style-name="P4"><text:span text:style-name="T2"><text:tab/>Enter the element to search for: 2</text:span></text:p>
      <text:p text:style-name="P4"><text:span text:style-name="T2"><text:tab/>Choose Searching Algorithm:</text:span></text:p>
      <text:p text:style-name="P4"><text:span text:style-name="T2"><text:tab/>1. Linear Search</text:span></text:p>
      <text:p text:style-name="P4"><text:span text:style-name="T2"><text:tab/>2. Binary Search</text:span></text:p>
      <text:p text:style-name="P4"><text:span text:style-name="T2"><text:tab/>Enter Choice: 1</text:span></text:p>
      <text:p text:style-name="P4"><text:span text:style-name="T2"><text:tab/>Element 2 found at index 1</text:span></text:p>
      <text:p text:style-name="P4"><text:span text:style-name="T2"/></text:p>
      <text:p text:style-name="P4"><text:span text:style-name="T2"><text:tab/></text:span><text:span text:style-name="T5">SET 2:</text:span></text:p>
      <text:p text:style-name="P4"><text:span text:style-name="T2"><text:tab/>Enter the number of elements: 3</text:span></text:p>
      <text:p text:style-name="P4"><text:span text:style-name="T2"><text:tab/>Enter the elements of the lists: 66 8 999</text:span></text:p>
      <text:p text:style-name="P4"><text:span text:style-name="T2"><text:tab/>Enter the element to search for: 8</text:span></text:p>
      <text:p text:style-name="P4"><text:span text:style-name="T2"><text:tab/>Choose Searching Algorithm:</text:span></text:p>
      <text:p text:style-name="P4"><text:span text:style-name="T2"><text:tab/>1. Linear Search</text:span></text:p>
      <text:p text:style-name="P4"><text:span text:style-name="T2"><text:tab/>2. Binary Search</text:span></text:p>
      <text:p text:style-name="P4"><text:span text:style-name="T2"><text:tab/>Enter Choice: 2</text:span></text:p>
      <text:p text:style-name="P4"><text:span text:style-name="T2"><text:tab/>Element 8 found at index 0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5"/>
      <text:p text:style-name="P5"><text:soft-page-break/>PROGRAM 2</text:p>
      <text:p text:style-name="P5"><text:tab/><text:span text:style-name="T1">WAP using templates to sort a list of elements. Give user the option to perform sorting using <text:tab/>Insertion sort, Bubble sort or Selection sort.</text:span></text:p>
      <text:p text:style-name="P11"/>
      <text:p text:style-name="P11">ALGORITHM</text:p>
      <text:list xml:id="list3989418300" text:style-name="L3">
        <text:list-item>
          <text:p text:style-name="P20"><text:s/>For Insertion Sort:</text:p>
          <text:p text:style-name="P20"><text:tab/>InsertionSort(arr):</text:p>
          <text:p text:style-name="P19"><text:s text:c="4"/><text:tab/>n = length of arr</text:p>
          <text:p text:style-name="P19"><text:tab/>for i from 1 to n - 1 do:</text:p>
          <text:p text:style-name="P19"><text:s text:c="8"/><text:tab/><text:tab/>key = arr[i]</text:p>
          <text:p text:style-name="P19"><text:s text:c="8"/><text:tab/><text:tab/>j = i – 1 //Move elements of arr[0..i-1] that are greater than key to one <text:tab/><text:tab/>position ahead of their current position</text:p>
          <text:p text:style-name="P19"><text:s text:c="7"/><text:tab/><text:tab/>while j &gt;= 0 and arr[j] &gt; key do:</text:p>
          <text:p text:style-name="P19"><text:s text:c="12"/><text:tab/><text:tab/>arr[j + 1] = arr[j]</text:p>
          <text:p text:style-name="P19"><text:s text:c="12"/><text:tab/><text:tab/>j = j - 1</text:p>
          <text:p text:style-name="P19"><text:s text:c="8"/><text:tab/><text:tab/>arr[j + 1] = key<text:tab/><text:tab/></text:p>
        </text:list-item>
        <text:list-item>
          <text:p text:style-name="P19">For Selection Sort:</text:p>
          <text:p text:style-name="P19"><text:tab/>SelectionSort(arr):</text:p>
          <text:p text:style-name="P19"><text:s text:c="4"/><text:tab/>n = length of ar<text:span text:style-name="T7">r</text:span></text:p>
          <text:p text:style-name="P19"><text:s text:c="4"/><text:tab/>for i from 0 to n-2 do:</text:p>
          <text:p text:style-name="P19"><text:s text:c="7"/><text:tab/> //Assume the current index is the minimum</text:p>
          <text:p text:style-name="P19"><text:s text:c="8"/><text:tab/><text:tab/>minIndex = i</text:p>
          <text:p text:style-name="P19"><text:s text:c="8"/><text:tab/>//Find the index of the minimum element in the unsorted part of the array</text:p>
          <text:p text:style-name="P19"><text:s text:c="8"/><text:tab/>for j from i+1 to n-1 do:</text:p>
          <text:p text:style-name="P19"><text:s text:c="11"/><text:tab/><text:tab/> <text:s text:c="4"/>if arr[j] &lt; arr[minIndex] then</text:p>
          <text:p text:style-name="P19"><text:s text:c="15"/><text:tab/> <text:s text:c="3"/><text:tab/> minIndex = j<text:tab/> //Swap the found minimum element with the <text:tab/><text:tab/><text:tab/>first element in the unsorted part</text:p>
          <text:p text:style-name="P19"><text:s text:c="7"/><text:tab/>swap arr[i] and arr[minIndex]</text:p>
        </text:list-item>
        <text:list-item>
          <text:p text:style-name="P19">For Bubble Sort:</text:p>
          <text:p text:style-name="P19"><text:tab/>BubbleSort(arr):</text:p>
          <text:p text:style-name="P19"><text:s text:c="4"/><text:tab/>n = length of arr</text:p>
          <text:p text:style-name="P19"><text:s text:c="4"/><text:tab/>for i from 0 to n-1 do:</text:p>
          <text:p text:style-name="P19"><text:s text:c="8"/><text:tab/>// Last i elements are already sorted, so we don't need to check them</text:p>
          <text:p text:style-name="P19"><text:s text:c="8"/><text:tab/><text:tab/>for j from 0 to n-i-1 do:</text:p>
          <text:p text:style-name="P19"><text:s text:c="12"/><text:tab/>// Swap if the element found is greater than the next element</text:p>
          <text:p text:style-name="P19"><text:s text:c="12"/><text:tab/><text:tab/>if arr[j] &gt; arr[j+1] then</text:p>
          <text:p text:style-name="P19"><text:s text:c="16"/><text:tab/><text:tab/><text:tab/>swap arr[j] and arr[j+1]</text:p>
        </text:list-item>
        <text:list-item>
          <text:p text:style-name="P22">Open main function and give user choice to perform sorting and call the functions according to choice.</text:p>
        </text:list-item>
      </text:list>
      <text:p text:style-name="P21"/>
      <text:p text:style-name="P6">PROGRAM CODE</text:p>
      <text:p text:style-name="P6"><text:tab/><text:span text:style-name="T1">#include&lt;bits/stdc++.h&gt;</text:span></text:p>
      <text:p text:style-name="P16"><text:tab/>#include&lt;vector&gt;</text:p>
      <text:p text:style-name="P16"><text:tab/>using namespace std;</text:p>
      <text:p text:style-name="P16"><text:tab/>template &lt;typename T&gt;</text:p>
      <text:p text:style-name="P16"><text:tab/>void insertionSort(vector&lt;T&gt;&amp; arr){</text:p>
      <text:p text:style-name="P16"><text:tab/><text:tab/>int hole, value;</text:p>
      <text:p text:style-name="P16"><text:tab/><text:tab/>for(int i=1;i&lt;arr.size();i++)</text:p>
      <text:p text:style-name="P16"><text:tab/><text:tab/>{</text:p>
      <text:p text:style-name="P16"><text:tab/><text:tab/><text:tab/>value = arr[i];</text:p>
      <text:p text:style-name="P16"><text:tab/><text:tab/><text:tab/>hole = i - 1;</text:p>
      <text:p text:style-name="P16"><text:soft-page-break/><text:tab/><text:tab/><text:tab/>while(hole&gt;=0 &amp;&amp; arr[hole]&gt;value){</text:p>
      <text:p text:style-name="P16"><text:tab/><text:tab/><text:tab/><text:tab/>arr[hole+1] = arr[hole];</text:p>
      <text:p text:style-name="P16"><text:tab/><text:tab/><text:tab/><text:tab/>hole = hole-1;</text:p>
      <text:p text:style-name="P16"><text:tab/><text:tab/><text:tab/>}</text:p>
      <text:p text:style-name="P16"><text:tab/><text:tab/><text:tab/>arr[hole+1] = value;</text:p>
      <text:p text:style-name="P16"><text:tab/><text:tab/>}</text:p>
      <text:p text:style-name="P16"><text:tab/>}</text:p>
      <text:p text:style-name="P16"><text:tab/>template &lt;typename T&gt;</text:p>
      <text:p text:style-name="P16"><text:tab/>void selectionSort(vector&lt;T&gt;&amp; arr){</text:p>
      <text:p text:style-name="P16"><text:tab/><text:tab/>int minDex, i;</text:p>
      <text:p text:style-name="P16"><text:tab/><text:tab/>for(i=0;i&lt;arr.size()-1;i++){</text:p>
      <text:p text:style-name="P16"><text:tab/><text:tab/><text:tab/>minDex=i;</text:p>
      <text:p text:style-name="P16"><text:tab/><text:tab/><text:tab/>for(int j=i+1;j&lt;arr.size();j++){</text:p>
      <text:p text:style-name="P16"><text:tab/><text:tab/><text:tab/><text:tab/>if(arr[j]&lt;arr[minDex])</text:p>
      <text:p text:style-name="P16"><text:tab/><text:tab/><text:tab/><text:tab/><text:tab/>minDex=j;</text:p>
      <text:p text:style-name="P16"><text:tab/><text:tab/><text:tab/>}</text:p>
      <text:p text:style-name="P16"><text:tab/><text:tab/><text:tab/>int temp = arr[minDex];</text:p>
      <text:p text:style-name="P16"><text:tab/><text:tab/><text:tab/>arr[minDex]=arr[i];</text:p>
      <text:p text:style-name="P16"><text:tab/><text:tab/><text:tab/>arr[i]=temp;</text:p>
      <text:p text:style-name="P16"><text:tab/><text:tab/>}</text:p>
      <text:p text:style-name="P16"><text:tab/>}</text:p>
      <text:p text:style-name="P16"><text:tab/>template &lt;typename T&gt;</text:p>
      <text:p text:style-name="P16"><text:tab/>void bubbleSort(vector&lt;T&gt;&amp; arr){</text:p>
      <text:p text:style-name="P16"><text:tab/><text:tab/>for(int i=0;i&lt;arr.size()-1;i++){</text:p>
      <text:p text:style-name="P16"><text:tab/><text:tab/><text:tab/>for(int j=0;j&lt;arr.size()-1;j++){</text:p>
      <text:p text:style-name="P16"><text:tab/><text:tab/><text:tab/><text:tab/>if(arr[j]&gt;arr[j+1]){</text:p>
      <text:p text:style-name="P16"><text:tab/><text:tab/><text:tab/><text:tab/><text:tab/>int temp = arr[j];</text:p>
      <text:p text:style-name="P16"><text:tab/><text:tab/><text:tab/><text:tab/><text:tab/>arr[j]=arr[j+1];</text:p>
      <text:p text:style-name="P16"><text:tab/><text:tab/><text:tab/><text:tab/><text:tab/>arr[j+1]=temp;</text:p>
      <text:p text:style-name="P16"><text:tab/><text:tab/><text:tab/><text:tab/>}</text:p>
      <text:p text:style-name="P16"><text:tab/><text:tab/><text:tab/>}</text:p>
      <text:p text:style-name="P16"><text:tab/><text:tab/>}</text:p>
      <text:p text:style-name="P16"><text:tab/>}</text:p>
      <text:p text:style-name="P16"><text:tab/>template &lt;typename T&gt;</text:p>
      <text:p text:style-name="P16"><text:tab/>void printArray(vector&lt;T&gt;&amp; arr){</text:p>
      <text:p text:style-name="P16"><text:tab/><text:tab/>int i;</text:p>
      <text:p text:style-name="P16"><text:tab/><text:tab/>for(i=0;i&lt;arr.size();i++)</text:p>
      <text:p text:style-name="P16"><text:tab/><text:tab/>{</text:p>
      <text:p text:style-name="P16"><text:tab/><text:tab/><text:tab/>cout&lt;&lt;arr[i] &lt;&lt; " ";</text:p>
      <text:p text:style-name="P16"><text:tab/><text:tab/>}</text:p>
      <text:p text:style-name="P16"><text:tab/><text:tab/>cout &lt;&lt; endl;</text:p>
      <text:p text:style-name="P16"><text:tab/>}</text:p>
      <text:p text:style-name="P16"><text:tab/>int main(){</text:p>
      <text:p text:style-name="P16"><text:tab/><text:tab/>cout &lt;&lt; "Enter the number of elements: ";</text:p>
      <text:p text:style-name="P16"><text:tab/><text:tab/>int n;</text:p>
      <text:p text:style-name="P16"><text:tab/><text:tab/>cin &gt;&gt; n;</text:p>
      <text:p text:style-name="P16"><text:tab/><text:tab/>vector&lt;int&gt; List;</text:p>
      <text:p text:style-name="P16"><text:tab/><text:tab/>cout &lt;&lt; "Enter the elements of the lists: ";</text:p>
      <text:p text:style-name="P16"><text:tab/><text:tab/>int element;</text:p>
      <text:p text:style-name="P16"><text:tab/><text:tab/>for(int i=0;i&lt;n;i++){</text:p>
      <text:p text:style-name="P16"><text:tab/><text:tab/><text:tab/>cin &gt;&gt; element;</text:p>
      <text:p text:style-name="P16"><text:tab/><text:tab/><text:tab/>List.push_back(element);</text:p>
      <text:p text:style-name="P16"><text:soft-page-break/><text:tab/><text:tab/>}</text:p>
      <text:p text:style-name="P16"><text:tab/><text:tab/>cout &lt;&lt; "Unsorted Array: ";</text:p>
      <text:p text:style-name="P16"><text:tab/><text:tab/>printArray(List);</text:p>
      <text:p text:style-name="P16"><text:tab/><text:tab/>cout &lt;&lt; "Choose Sorting Algorithm:\n";</text:p>
      <text:p text:style-name="P16"><text:tab/><text:tab/>cout &lt;&lt; "1. Insertion Sort\n";</text:p>
      <text:p text:style-name="P16"><text:tab/><text:tab/>cout &lt;&lt; "2. Selection Sort\n";</text:p>
      <text:p text:style-name="P16"><text:tab/><text:tab/>cout &lt;&lt; "3. Bubble Sort\n";</text:p>
      <text:p text:style-name="P16"><text:tab/><text:tab/>int choice;</text:p>
      <text:p text:style-name="P16"><text:tab/><text:tab/>cout &lt;&lt; "Enter Choice: ";</text:p>
      <text:p text:style-name="P16"><text:tab/><text:tab/>cin &gt;&gt; choice;</text:p>
      <text:p text:style-name="P16"><text:tab/><text:tab/>switch (choice) {</text:p>
      <text:p text:style-name="P16"><text:s text:c="8"/><text:tab/><text:tab/>case 1:</text:p>
      <text:p text:style-name="P16"><text:s text:c="12"/><text:tab/><text:tab/>insertionSort(List);</text:p>
      <text:p text:style-name="P16"><text:s text:c="12"/><text:tab/><text:tab/>break;</text:p>
      <text:p text:style-name="P16"><text:s text:c="8"/><text:tab/><text:tab/>case 2:</text:p>
      <text:p text:style-name="P16"><text:s text:c="12"/><text:tab/><text:tab/>selectionSort(List);</text:p>
      <text:p text:style-name="P16"><text:s text:c="12"/><text:tab/><text:tab/>break;</text:p>
      <text:p text:style-name="P16"><text:s text:c="8"/><text:tab/><text:tab/>case 3:</text:p>
      <text:p text:style-name="P16"><text:s text:c="12"/><text:tab/><text:tab/>bubbleSort(List);</text:p>
      <text:p text:style-name="P16"><text:s text:c="12"/><text:tab/><text:tab/>break;</text:p>
      <text:p text:style-name="P16"><text:s text:c="7"/><text:tab/> <text:tab/>default:</text:p>
      <text:p text:style-name="P16"><text:s text:c="12"/><text:tab/><text:tab/>cout &lt;&lt; "Invalid Choice. Exit Program.";</text:p>
      <text:p text:style-name="P16"><text:s text:c="12"/><text:tab/><text:tab/>return 1;</text:p>
      <text:p text:style-name="P16"><text:s text:c="3"/><text:tab/><text:tab/>}</text:p>
      <text:p text:style-name="P16"><text:s text:c="3"/><text:tab/><text:tab/>cout &lt;&lt; "Sorted Array: ";</text:p>
      <text:p text:style-name="P16"><text:s/><text:tab/><text:tab/>printArray(List);</text:p>
      <text:p text:style-name="P16"><text:tab/><text:tab/>return 0;</text:p>
      <text:p text:style-name="P16"><text:tab/>}</text:p>
      <text:p text:style-name="P16"/>
      <text:p text:style-name="P7">OUTPUT</text:p>
      <text:p text:style-name="P7"><text:tab/><text:span text:style-name="T5">SET 1:</text:span></text:p>
      <text:p text:style-name="P7"><text:span text:style-name="T2"><text:tab/>Enter the number of elements: 5<text:tab/><text:tab/></text:span></text:p>
      <text:p text:style-name="P7"><text:span text:style-name="T2"><text:tab/>Enter the elements of the lists: 2 6 1 88 9</text:span></text:p>
      <text:p text:style-name="P7"><text:span text:style-name="T2"><text:tab/>Unsorted Array: 2 6 1 88 9 </text:span></text:p>
      <text:p text:style-name="P7"><text:span text:style-name="T2"><text:tab/>Choose Sorting Algorithm:</text:span></text:p>
      <text:p text:style-name="P7"><text:span text:style-name="T2"><text:tab/>1. Insertion Sort</text:span></text:p>
      <text:p text:style-name="P7"><text:span text:style-name="T2"><text:tab/>2. Selection Sort</text:span></text:p>
      <text:p text:style-name="P7"><text:span text:style-name="T2"><text:tab/>3. Bubble Sort</text:span></text:p>
      <text:p text:style-name="P7"><text:span text:style-name="T2"><text:tab/>Enter Choice: 1</text:span></text:p>
      <text:p text:style-name="P7"><text:span text:style-name="T2"><text:tab/>Sorted Array: 1 2 6 9 88 </text:span></text:p>
      <text:p text:style-name="P7"><text:span text:style-name="T2"><text:tab/></text:span></text:p>
      <text:p text:style-name="P7"><text:span text:style-name="T2"><text:tab/></text:span><text:span text:style-name="T5">SET 2:</text:span></text:p>
      <text:p text:style-name="P7"><text:span text:style-name="T2"><text:tab/>Enter the number of elements: 4</text:span></text:p>
      <text:p text:style-name="P7"><text:span text:style-name="T2"><text:tab/>Enter the elements of the lists: 33 6 999 1</text:span></text:p>
      <text:p text:style-name="P7"><text:span text:style-name="T2"><text:tab/>Unsorted Array: 33 6 999 1 </text:span></text:p>
      <text:p text:style-name="P7"><text:span text:style-name="T2"><text:tab/>Choose Sorting Algorithm:</text:span></text:p>
      <text:p text:style-name="P7"><text:span text:style-name="T2"><text:tab/>1. Insertion Sort</text:span></text:p>
      <text:p text:style-name="P7"><text:span text:style-name="T2"><text:tab/>2. Selection Sort</text:span></text:p>
      <text:p text:style-name="P7"><text:span text:style-name="T2"><text:tab/>3. Bubble Sort</text:span></text:p>
      <text:p text:style-name="P7"><text:span text:style-name="T2"><text:tab/>Enter Choice: 2</text:span></text:p>
      <text:p text:style-name="P7"><text:span text:style-name="T2"><text:tab/>Sorted Array: 1 6 33 999 </text:span></text:p>
      <text:p text:style-name="P7"><text:span text:style-name="T2"><text:tab/></text:span></text:p>
      <text:p text:style-name="P7"><text:soft-page-break/><text:span text:style-name="T5"><text:tab/>SET 3:</text:span></text:p>
      <text:p text:style-name="P7"><text:span text:style-name="T2"><text:tab/>Enter the number of elements: 3</text:span></text:p>
      <text:p text:style-name="P7"><text:span text:style-name="T2"><text:tab/>Enter the elements of the lists: 23 11 898</text:span></text:p>
      <text:p text:style-name="P7"><text:span text:style-name="T2"><text:tab/>Unsorted Array: 23 11 898 </text:span></text:p>
      <text:p text:style-name="P7"><text:span text:style-name="T2"><text:tab/>Choose Sorting Algorithm:</text:span></text:p>
      <text:p text:style-name="P7"><text:span text:style-name="T2"><text:tab/>1. Insertion Sort</text:span></text:p>
      <text:p text:style-name="P7"><text:span text:style-name="T2"><text:tab/>2. Selection Sort</text:span></text:p>
      <text:p text:style-name="P7"><text:span text:style-name="T2"><text:tab/>3. Bubble Sort</text:span></text:p>
      <text:p text:style-name="P7"><text:span text:style-name="T2"><text:tab/>Enter Choice: 3</text:span></text:p>
      <text:p text:style-name="P7"><text:span text:style-name="T2"><text:tab/>Sorted Array: 11 23 898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oft-page-break/>PROGRAM 3</text:p>
      <text:p text:style-name="P8"><text:tab/><text:span text:style-name="T3">I</text:span><text:span text:style-name="T1">mplement Doubly Linked List using templates. Include functions for insertion, deletion</text:span></text:p>
      <text:p text:style-name="P17"><text:tab/>and search of a number, reverse the list.</text:p>
      <text:p text:style-name="P8"><text:span text:style-name="T2"/></text:p>
      <text:p text:style-name="P8">ALGORITHM</text:p>
      <text:p text:style-name="P23"><text:tab/>1. Class Node:</text:p>
      <text:p text:style-name="P23"><text:s text:c="3"/><text:tab/><text:tab/>1.1 Create a class Node with data, prev, and next pointers.</text:p>
      <text:p text:style-name="P23"><text:s text:c="3"/><text:tab/><text:tab/>1.2 Define a constructor to initialize the data and pointers.</text:p>
      <text:p text:style-name="P23"><text:s text:c="3"/><text:tab/><text:tab/>1.3 Define a destructor to free memory.</text:p>
      <text:p text:style-name="P23"><text:tab/>2. Function display:</text:p>
      <text:p text:style-name="P23"><text:s text:c="3"/><text:tab/><text:tab/>2.1 Input: head (pointer to the head of the linked list)</text:p>
      <text:p text:style-name="P23"><text:s text:c="3"/><text:tab/><text:tab/>2.2 Initialize a temporary pointer temp to head.</text:p>
      <text:p text:style-name="P23"><text:s text:c="3"/><text:tab/><text:tab/>2.3 While temp is not null:</text:p>
      <text:p text:style-name="P23"><text:s text:c="7"/><text:tab/><text:tab/>2.3.1 Print temp's data.</text:p>
      <text:p text:style-name="P23"><text:s text:c="7"/><text:tab/><text:tab/>2.3.2 Move temp to temp's next.</text:p>
      <text:p text:style-name="P23"><text:s text:c="3"/><text:tab/><text:tab/>2.4 End</text:p>
      <text:p text:style-name="P23"><text:tab/>3. Function getLength:</text:p>
      <text:p text:style-name="P23"><text:s text:c="3"/><text:tab/><text:tab/>3.1 Input: head (pointer to the head of the linked list)</text:p>
      <text:p text:style-name="P23"><text:s text:c="3"/><text:tab/><text:tab/>3.2 Initialize len to 0.</text:p>
      <text:p text:style-name="P23"><text:s text:c="3"/><text:tab/><text:tab/>3.3 Initialize a temporary pointer temp to head.</text:p>
      <text:p text:style-name="P23"><text:s text:c="3"/><text:tab/><text:tab/>3.4 While temp is not null:</text:p>
      <text:p text:style-name="P23"><text:s text:c="7"/><text:tab/><text:tab/><text:tab/>3.4.1 Increment len.</text:p>
      <text:p text:style-name="P23"><text:s text:c="7"/><text:tab/><text:tab/><text:tab/>3.4.2 Move temp to temp's next.</text:p>
      <text:p text:style-name="P23"><text:s text:c="3"/><text:tab/><text:tab/>3.5 Return len.</text:p>
      <text:p text:style-name="P23"><text:s text:c="3"/><text:tab/><text:tab/>3.6 End</text:p>
      <text:p text:style-name="P23"><text:tab/>4. Function insertAtHead:</text:p>
      <text:p text:style-name="P23"><text:s text:c="3"/><text:tab/><text:tab/>4.1 Input: head (pointer to the head of the linked list), tail (pointer to the tail of the <text:tab/><text:tab/>linked list), data.</text:p>
      <text:p text:style-name="P23"><text:s text:c="3"/><text:tab/><text:tab/>4.2 If head is null:</text:p>
      <text:p text:style-name="P23"><text:s text:c="7"/><text:tab/><text:tab/><text:tab/>4.2.1 Create a new node with data.</text:p>
      <text:p text:style-name="P23"><text:s text:c="7"/><text:tab/><text:tab/><text:tab/>4.2.2 Set head and tail to the new node.</text:p>
      <text:p text:style-name="P23"><text:s text:c="3"/><text:tab/><text:tab/>4.3 Else:</text:p>
      <text:p text:style-name="P23"><text:s text:c="7"/><text:tab/><text:tab/><text:tab/>4.3.1 Create a new node with data.</text:p>
      <text:p text:style-name="P23"><text:s text:c="7"/><text:tab/><text:tab/><text:tab/>4.3.2 Set the new node's next to head and head's prev to the new node.</text:p>
      <text:p text:style-name="P23"><text:s text:c="7"/><text:tab/><text:tab/><text:tab/>4.3.3 Set head to the new node.</text:p>
      <text:p text:style-name="P23"><text:s text:c="3"/><text:tab/><text:tab/>4.4 End</text:p>
      <text:p text:style-name="P23"><text:tab/>5. Function insertAtTail:</text:p>
      <text:p text:style-name="P23"><text:s text:c="3"/><text:tab/><text:tab/>5.1 Input: tail (pointer to the tail of the linked list), head (pointer to the head of the <text:tab/><text:tab/>linked list), data.</text:p>
      <text:p text:style-name="P23"><text:s text:c="3"/><text:tab/><text:tab/>5.2 If tail is null:</text:p>
      <text:p text:style-name="P23"><text:s text:c="6"/><text:tab/> <text:tab/><text:tab/>5.2.1 Create a new node with data.</text:p>
      <text:p text:style-name="P23"><text:s text:c="7"/><text:tab/><text:tab/><text:tab/>5.2.2 Set head and tail to the new node.</text:p>
      <text:p text:style-name="P23"><text:s text:c="3"/><text:tab/><text:tab/>5.3 Else:</text:p>
      <text:p text:style-name="P23"><text:s text:c="7"/><text:tab/><text:tab/><text:tab/>5.3.1 Create a new node with data.</text:p>
      <text:p text:style-name="P23"><text:s text:c="7"/><text:tab/><text:tab/><text:tab/>5.3.2 Set tail's next to the new node and the new node's prev to tail.</text:p>
      <text:p text:style-name="P23"><text:s text:c="7"/><text:tab/><text:tab/><text:tab/>5.3.3 Set tail to the new node.</text:p>
      <text:p text:style-name="P23"><text:s text:c="3"/><text:tab/><text:tab/>5.4 End</text:p>
      <text:p text:style-name="P23"><text:tab/>6. Function insertAtPosition:</text:p>
      <text:p text:style-name="P23"><text:s text:c="3"/><text:tab/><text:tab/>6.1 Input: head (pointer to the head of the linked list), tail (pointer to the tail of the <text:tab/><text:tab/>linked list), pos, data.</text:p>
      <text:p text:style-name="P23"><text:s text:c="3"/><text:tab/><text:tab/>6.2 If pos is less than 1 or greater than the length of the list plus 1:</text:p>
      <text:p text:style-name="P23"><text:s text:c="7"/><text:tab/><text:tab/><text:tab/>6.2.1 Print "Invalid position. Insertion failed."</text:p>
      <text:p text:style-name="P23"><text:soft-page-break/><text:s text:c="3"/><text:tab/><text:tab/>6.3 If pos is 1:</text:p>
      <text:p text:style-name="P23"><text:s text:c="7"/><text:tab/><text:tab/><text:tab/>6.3.1 Call insertAtHead with head, tail, and data.</text:p>
      <text:p text:style-name="P23"><text:s text:c="3"/><text:tab/><text:tab/>6.4 Else if pos is the length of the list plus 1:</text:p>
      <text:p text:style-name="P23"><text:s text:c="7"/><text:tab/><text:tab/><text:tab/>6.4.1 Call insertAtTail with tail, head, and data.</text:p>
      <text:p text:style-name="P23"><text:s text:c="3"/><text:tab/><text:tab/>6.5 Else:</text:p>
      <text:p text:style-name="P23"><text:s text:c="7"/><text:tab/><text:tab/><text:tab/>6.5.1 Initialize a temporary pointer temp to head.</text:p>
      <text:p text:style-name="P23"><text:s text:c="7"/><text:tab/><text:tab/><text:tab/>6.5.2 Iterate pos - 2 times:</text:p>
      <text:p text:style-name="P23"><text:s text:c="10"/><text:tab/> <text:tab/><text:tab/><text:tab/>6.5.2.1 Move temp to temp's next.</text:p>
      <text:p text:style-name="P23"><text:s text:c="7"/><text:tab/><text:tab/><text:tab/>6.5.3 Create a new node with data.</text:p>
      <text:p text:style-name="P23"><text:s text:c="7"/><text:tab/><text:tab/><text:tab/>6.5.4 Set the new node's next to temp's next, temp's next's prev to the new <text:tab/><text:tab/><text:tab/>node.</text:p>
      <text:p text:style-name="P23"><text:s text:c="7"/><text:tab/><text:tab/><text:tab/>6.5.5 Set temp's next to the new node and the new node's prev to temp.</text:p>
      <text:p text:style-name="P23"><text:s text:c="3"/><text:tab/><text:tab/>6.6 End</text:p>
      <text:p text:style-name="P23"><text:tab/>7. Function deleteNode:</text:p>
      <text:p text:style-name="P23"><text:s text:c="3"/><text:tab/><text:tab/>7.1 Input: head (pointer to the head of the linked list), pos.</text:p>
      <text:p text:style-name="P23"><text:s text:c="3"/><text:tab/><text:tab/>7.2 If pos is less than 1 or greater than the length of the list:</text:p>
      <text:p text:style-name="P23"><text:s text:c="7"/><text:tab/><text:tab/><text:tab/>7.2.1 Print "Invalid position. Deletion failed."</text:p>
      <text:p text:style-name="P23"><text:s text:c="3"/><text:tab/><text:tab/>7.3 If pos is 1:</text:p>
      <text:p text:style-name="P23"><text:s text:c="7"/><text:tab/><text:tab/><text:tab/>7.3.1 Set temp to head.</text:p>
      <text:p text:style-name="P23"><text:s text:c="7"/><text:tab/><text:tab/><text:tab/>7.3.2 Set temp's next's prev to null.</text:p>
      <text:p text:style-name="P23"><text:s text:c="6"/><text:tab/> <text:tab/><text:tab/>7.3.3 Set head to temp's next.</text:p>
      <text:p text:style-name="P23"><text:s text:c="7"/><text:tab/><text:tab/><text:tab/>7.3.4 Set temp's next to null.</text:p>
      <text:p text:style-name="P23"><text:s text:c="7"/><text:tab/><text:tab/><text:tab/>7.3.5 Free memory for temp.</text:p>
      <text:p text:style-name="P23"><text:s text:c="3"/><text:tab/><text:tab/>7.4 Else:</text:p>
      <text:p text:style-name="P23"><text:s text:c="7"/><text:tab/><text:tab/><text:tab/>7.4.1 Set cur to head.</text:p>
      <text:p text:style-name="P23"><text:s text:c="7"/><text:tab/><text:tab/><text:tab/>7.4.2 Initialize prev to null.</text:p>
      <text:p text:style-name="P23"><text:s text:c="7"/><text:tab/><text:tab/><text:tab/>7.4.3 Iterate pos - 1 times:</text:p>
      <text:p text:style-name="P23"><text:s text:c="11"/><text:tab/><text:tab/><text:tab/><text:tab/>7.4.3.1 Set prev to cur.</text:p>
      <text:p text:style-name="P23"><text:s text:c="11"/><text:tab/><text:tab/><text:tab/><text:tab/>7.4.3.2 Set cur to cur's next.</text:p>
      <text:p text:style-name="P23"><text:s text:c="7"/><text:tab/><text:tab/><text:tab/>7.4.4 Set cur's prev's next to cur's next.</text:p>
      <text:p text:style-name="P23"><text:s text:c="7"/><text:tab/><text:tab/><text:tab/>7.4.5 If cur's next is not null, set cur's next's prev to cur's prev.</text:p>
      <text:p text:style-name="P23"><text:s text:c="7"/><text:tab/><text:tab/><text:tab/>7.4.6 Set cur's next to null.</text:p>
      <text:p text:style-name="P23"><text:s text:c="7"/><text:tab/><text:tab/><text:tab/>7.4.7 Free memory for cur.</text:p>
      <text:p text:style-name="P23"><text:s text:c="3"/><text:tab/><text:tab/>7.5 End</text:p>
      <text:p text:style-name="P23"><text:tab/>8. Function searchNode:</text:p>
      <text:p text:style-name="P23"><text:s text:c="3"/><text:tab/><text:tab/>8.1 Input: head (pointer to the head of the linked list), target.</text:p>
      <text:p text:style-name="P23"><text:s text:c="3"/><text:tab/><text:tab/>8.2 Set temp to head.</text:p>
      <text:p text:style-name="P23"><text:s text:c="3"/><text:tab/><text:tab/>8.3 Initialize pos to 1.</text:p>
      <text:p text:style-name="P23"><text:s text:c="3"/><text:tab/><text:tab/>8.4 While temp is not null:</text:p>
      <text:p text:style-name="P23"><text:s text:c="7"/><text:tab/><text:tab/><text:tab/>8.4.1 If temp's data is equal to the target:</text:p>
      <text:p text:style-name="P23"><text:s text:c="15"/><text:tab/><text:tab/><text:tab/>8.4.1.1 Return pos.</text:p>
      <text:p text:style-name="P23"><text:s text:c="7"/><text:tab/><text:tab/><text:tab/>8.4.2 Move temp to temp's next.</text:p>
      <text:p text:style-name="P23"><text:s text:c="7"/><text:tab/><text:tab/><text:tab/>8.4.3 Increment pos.</text:p>
      <text:p text:style-name="P23"><text:s text:c="3"/><text:tab/><text:tab/>8.5 Return -1.</text:p>
      <text:p text:style-name="P23"><text:s text:c="3"/><text:tab/><text:tab/>8.6 End</text:p>
      <text:p text:style-name="P23"><text:tab/>9. Function reverseList:</text:p>
      <text:p text:style-name="P23"><text:s text:c="3"/><text:tab/><text:tab/>9.1 Input: head (pointer to the head of the linked list), tail (pointer to the tail of the <text:tab/><text:tab/>linked list).</text:p>
      <text:p text:style-name="P23"><text:s text:c="3"/><text:tab/><text:tab/>9.2 Set current to head, prevNode to null, nextNode to null.</text:p>
      <text:p text:style-name="P23"><text:s text:c="3"/><text:tab/><text:tab/>9.3 While current is not null:</text:p>
      <text:p text:style-name="P23"><text:s text:c="7"/><text:tab/><text:tab/><text:tab/>9.3.1 Set nextNode to current's next.</text:p>
      <text:p text:style-name="P23"><text:s text:c="7"/><text:tab/><text:tab/><text:tab/>9.3.2 Set current's next to prevNode and current's prev to nextNode.</text:p>
      <text:p text:style-name="P23"><text:soft-page-break/><text:s text:c="7"/><text:tab/><text:tab/><text:tab/>9.3.3 Set prevNode to current.</text:p>
      <text:p text:style-name="P23"><text:s text:c="7"/><text:tab/><text:tab/><text:tab/>9.3.4 Set current to nextNode.</text:p>
      <text:p text:style-name="P23"><text:s text:c="3"/><text:tab/><text:tab/>9.4 Set tail to head and head to prevNode.</text:p>
      <text:p text:style-name="P23"><text:s text:c="3"/><text:tab/><text:tab/>9.5 End</text:p>
      <text:p text:style-name="P23"><text:tab/>10. Main program: Give<text:span text:style-name="T8"> the user choices for performing variousw functions as defined <text:tab/><text:tab/>above.</text:span></text:p>
      <text:p text:style-name="P23"><text:s text:c="4"/></text:p>
      <text:p text:style-name="P9">PROGRAM CODE</text:p>
      <text:p text:style-name="P9"><text:tab/><text:span text:style-name="T2">#include &lt;iostream&gt;</text:span></text:p>
      <text:p text:style-name="P9"><text:span text:style-name="T2"><text:tab/>#include &lt;string&gt;</text:span></text:p>
      <text:p text:style-name="P9"><text:span text:style-name="T2"><text:tab/>using namespace std;</text:span></text:p>
      <text:p text:style-name="P9"><text:span text:style-name="T2"><text:tab/>template &lt;typename T&gt;</text:span></text:p>
      <text:p text:style-name="P9"><text:span text:style-name="T2"><text:tab/>class Node {</text:span></text:p>
      <text:p text:style-name="P9"><text:span text:style-name="T2"><text:tab/><text:tab/>public:</text:span></text:p>
      <text:p text:style-name="P9"><text:span text:style-name="T2"><text:tab/><text:tab/> <text:s text:c="3"/>T data;</text:span></text:p>
      <text:p text:style-name="P9"><text:span text:style-name="T2"><text:tab/><text:tab/> <text:s text:c="3"/>Node* prev;</text:span></text:p>
      <text:p text:style-name="P9"><text:span text:style-name="T2"><text:tab/><text:tab/> <text:s text:c="3"/>Node* next;</text:span></text:p>
      <text:p text:style-name="P9"><text:span text:style-name="T2"><text:tab/><text:tab/> <text:s text:c="3"/>Node(T data) : data(data), next(nullptr), prev(nullptr) {}</text:span></text:p>
      <text:p text:style-name="P9"><text:span text:style-name="T2"><text:tab/><text:tab/> <text:s text:c="3"/>~Node() {</text:span></text:p>
      <text:p text:style-name="P9"><text:span text:style-name="T2"><text:tab/><text:tab/><text:tab/>if (next != nullptr) {</text:span></text:p>
      <text:p text:style-name="P9"><text:span text:style-name="T2"><text:s text:c="12"/><text:tab/><text:tab/><text:tab/>delete next;</text:span></text:p>
      <text:p text:style-name="P9"><text:span text:style-name="T2"><text:s text:c="12"/><text:tab/><text:tab/><text:tab/>next = nullptr;</text:span></text:p>
      <text:p text:style-name="P9"><text:span text:style-name="T2"><text:tab/><text:tab/><text:tab/>}</text:span></text:p>
      <text:p text:style-name="P9"><text:span text:style-name="T2"><text:tab/><text:tab/><text:tab/>cout &lt;&lt; "Memory freed with data " &lt;&lt; data &lt;&lt; endl;</text:span></text:p>
      <text:p text:style-name="P9"><text:span text:style-name="T2"><text:s text:c="4"/><text:tab/><text:tab/>}</text:span></text:p>
      <text:p text:style-name="P9"><text:span text:style-name="T2"><text:tab/>};</text:span></text:p>
      <text:p text:style-name="P9"><text:span text:style-name="T2"><text:tab/>template &lt;typename T&gt;</text:span></text:p>
      <text:p text:style-name="P9"><text:span text:style-name="T2"><text:tab/>void display(Node&lt;T&gt;*&amp; head) {</text:span></text:p>
      <text:p text:style-name="P9"><text:span text:style-name="T2"><text:s text:c="4"/><text:tab/><text:tab/>Node&lt;T&gt;* temp = head;</text:span></text:p>
      <text:p text:style-name="P9"><text:span text:style-name="T2"><text:s text:c="4"/><text:tab/><text:tab/>while (temp != nullptr) {</text:span></text:p>
      <text:p text:style-name="P9"><text:span text:style-name="T2"><text:s text:c="8"/><text:tab/><text:tab/><text:tab/>cout &lt;&lt; temp-&gt;data &lt;&lt; " ";</text:span></text:p>
      <text:p text:style-name="P9"><text:span text:style-name="T2"><text:s text:c="8"/><text:tab/><text:tab/><text:tab/>temp = temp-&gt;next;</text:span></text:p>
      <text:p text:style-name="P9"><text:span text:style-name="T2"><text:s text:c="4"/><text:tab/><text:tab/>}</text:span></text:p>
      <text:p text:style-name="P9"><text:span text:style-name="T2"><text:s text:c="4"/><text:tab/><text:tab/>cout &lt;&lt; endl;</text:span></text:p>
      <text:p text:style-name="P9"><text:span text:style-name="T2"><text:tab/>}</text:span></text:p>
      <text:p text:style-name="P9"><text:span text:style-name="T2"><text:tab/>template &lt;typename T&gt;</text:span></text:p>
      <text:p text:style-name="P9"><text:span text:style-name="T2"><text:tab/>int getLength(Node&lt;T&gt;* head) {</text:span></text:p>
      <text:p text:style-name="P9"><text:span text:style-name="T2"><text:s text:c="4"/><text:tab/><text:tab/>int len = 0;</text:span></text:p>
      <text:p text:style-name="P9"><text:span text:style-name="T2"><text:s text:c="4"/><text:tab/><text:tab/>Node&lt;T&gt;* temp = head;</text:span></text:p>
      <text:p text:style-name="P9"><text:span text:style-name="T2"><text:s text:c="4"/><text:tab/><text:tab/>while (temp != nullptr) {</text:span></text:p>
      <text:p text:style-name="P9"><text:span text:style-name="T2"><text:s text:c="8"/><text:tab/><text:tab/><text:tab/>len++;</text:span></text:p>
      <text:p text:style-name="P9"><text:span text:style-name="T2"><text:s text:c="8"/><text:tab/><text:tab/><text:tab/>temp = temp-&gt;next;</text:span></text:p>
      <text:p text:style-name="P9"><text:span text:style-name="T2"><text:s text:c="4"/><text:tab/><text:tab/>}</text:span></text:p>
      <text:p text:style-name="P9"><text:span text:style-name="T2"><text:s text:c="4"/><text:tab/><text:tab/>return len;</text:span></text:p>
      <text:p text:style-name="P9"><text:span text:style-name="T2"><text:tab/>}</text:span></text:p>
      <text:p text:style-name="P9"><text:span text:style-name="T2"><text:tab/>template &lt;typename T&gt;</text:span></text:p>
      <text:p text:style-name="P9"><text:span text:style-name="T2"><text:tab/>void insertAtHead(Node&lt;T&gt;*&amp; head, Node&lt;T&gt;*&amp; tail, T data) {</text:span></text:p>
      <text:p text:style-name="P9"><text:span text:style-name="T2"><text:tab/><text:tab/>if (head == nullptr) {</text:span></text:p>
      <text:p text:style-name="P9"><text:span text:style-name="T2"><text:s text:c="8"/><text:tab/><text:tab/><text:tab/>Node&lt;T&gt;* temp = new Node&lt;T&gt;(data);</text:span></text:p>
      <text:p text:style-name="P9"><text:span text:style-name="T2"><text:s text:c="8"/><text:tab/><text:tab/><text:tab/>head = temp;</text:span></text:p>
      <text:p text:style-name="P9"><text:span text:style-name="T2"><text:s text:c="8"/><text:tab/><text:tab/><text:tab/>tail = temp;</text:span></text:p>
      <text:p text:style-name="P9"><text:span text:style-name="T2"><text:s text:c="4"/><text:tab/><text:tab/>} else {</text:span></text:p>
      <text:p text:style-name="P9"><text:soft-page-break/><text:span text:style-name="T2"><text:s text:c="8"/><text:tab/><text:tab/><text:tab/>Node&lt;T&gt;* temp = new Node&lt;T&gt;(data);</text:span></text:p>
      <text:p text:style-name="P9"><text:span text:style-name="T2"><text:s text:c="8"/><text:tab/><text:tab/><text:tab/>temp-&gt;next = head;</text:span></text:p>
      <text:p text:style-name="P9"><text:span text:style-name="T2"><text:s text:c="8"/><text:tab/><text:tab/><text:tab/>head-&gt;prev = temp;</text:span></text:p>
      <text:p text:style-name="P9"><text:span text:style-name="T2"><text:s text:c="8"/><text:tab/><text:tab/><text:tab/>head = temp;</text:span></text:p>
      <text:p text:style-name="P9"><text:span text:style-name="T2"><text:s text:c="4"/><text:tab/><text:tab/>}</text:span></text:p>
      <text:p text:style-name="P9"><text:span text:style-name="T2"><text:tab/>}</text:span></text:p>
      <text:p text:style-name="P9"><text:span text:style-name="T2"><text:tab/>template &lt;typename T&gt;</text:span></text:p>
      <text:p text:style-name="P9"><text:span text:style-name="T2"><text:tab/>void insertAtTail(Node&lt;T&gt;*&amp; tail, Node&lt;T&gt;*&amp; head, T data) {</text:span></text:p>
      <text:p text:style-name="P9"><text:span text:style-name="T2"><text:s text:c="4"/><text:tab/><text:tab/>if (tail == nullptr) {</text:span></text:p>
      <text:p text:style-name="P9"><text:span text:style-name="T2"><text:s text:c="8"/><text:tab/><text:tab/><text:tab/>Node&lt;T&gt;* temp = new Node&lt;T&gt;(data);</text:span></text:p>
      <text:p text:style-name="P9"><text:span text:style-name="T2"><text:s text:c="8"/><text:tab/><text:tab/><text:tab/>tail = temp;</text:span></text:p>
      <text:p text:style-name="P9"><text:span text:style-name="T2"><text:s text:c="8"/><text:tab/><text:tab/><text:tab/>head = temp;</text:span></text:p>
      <text:p text:style-name="P9"><text:span text:style-name="T2"><text:s text:c="4"/><text:tab/><text:tab/>} else {</text:span></text:p>
      <text:p text:style-name="P9"><text:span text:style-name="T2"><text:s text:c="8"/><text:tab/><text:tab/><text:tab/>Node&lt;T&gt;* temp = new Node&lt;T&gt;(data);</text:span></text:p>
      <text:p text:style-name="P9"><text:span text:style-name="T2"><text:s text:c="8"/><text:tab/><text:tab/><text:tab/>tail-&gt;next = temp;</text:span></text:p>
      <text:p text:style-name="P9"><text:span text:style-name="T2"><text:s text:c="8"/><text:tab/><text:tab/><text:tab/>temp-&gt;prev = tail;</text:span></text:p>
      <text:p text:style-name="P9"><text:span text:style-name="T2"><text:s text:c="8"/><text:tab/><text:tab/><text:tab/>tail = temp;</text:span></text:p>
      <text:p text:style-name="P9"><text:span text:style-name="T2"><text:s text:c="4"/><text:tab/><text:tab/>}</text:span></text:p>
      <text:p text:style-name="P9"><text:span text:style-name="T2"><text:tab/>}</text:span></text:p>
      <text:p text:style-name="P9"><text:span text:style-name="T2"><text:tab/>template &lt;typename T&gt;</text:span></text:p>
      <text:p text:style-name="P9"><text:span text:style-name="T2"><text:tab/>void insertAtPosition(Node&lt;T&gt;*&amp; head, Node&lt;T&gt;*&amp; tail, int pos, T data) {</text:span></text:p>
      <text:p text:style-name="P9"><text:span text:style-name="T2"><text:s text:c="4"/><text:tab/><text:tab/>if (pos &lt; 1 || pos &gt; getLength(head) + 1) {</text:span></text:p>
      <text:p text:style-name="P9"><text:span text:style-name="T2"><text:s text:c="8"/><text:tab/><text:tab/><text:tab/>cout &lt;&lt; "Invalid position. Insertion failed." &lt;&lt; endl;</text:span></text:p>
      <text:p text:style-name="P9"><text:span text:style-name="T2"><text:s text:c="8"/><text:tab/><text:tab/><text:tab/>return;</text:span></text:p>
      <text:p text:style-name="P9"><text:span text:style-name="T2"><text:s text:c="4"/><text:tab/><text:tab/>}</text:span></text:p>
      <text:p text:style-name="P9"><text:span text:style-name="T2"><text:s text:c="4"/><text:tab/><text:tab/>if (pos == 1) {</text:span></text:p>
      <text:p text:style-name="P9"><text:span text:style-name="T2"><text:s text:c="8"/><text:tab/><text:tab/><text:tab/>insertAtHead(head, tail, data);</text:span></text:p>
      <text:p text:style-name="P9"><text:span text:style-name="T2"><text:s text:c="4"/><text:tab/><text:tab/>} else if (pos == getLength(head) + 1) {</text:span></text:p>
      <text:p text:style-name="P9"><text:span text:style-name="T2"><text:s text:c="8"/><text:tab/><text:tab/><text:tab/>insertAtTail(tail, head, data);</text:span></text:p>
      <text:p text:style-name="P9"><text:span text:style-name="T2"><text:s text:c="4"/><text:tab/><text:tab/>} else {</text:span></text:p>
      <text:p text:style-name="P9"><text:span text:style-name="T2"><text:s text:c="8"/><text:tab/><text:tab/><text:tab/>Node&lt;T&gt;* temp = head;</text:span></text:p>
      <text:p text:style-name="P9"><text:span text:style-name="T2"><text:s text:c="8"/><text:tab/><text:tab/><text:tab/>for (int i = 1; i &lt; pos - 1; ++i) {</text:span></text:p>
      <text:p text:style-name="P9"><text:span text:style-name="T2"><text:s text:c="12"/><text:tab/><text:tab/><text:tab/>temp = temp-&gt;next;</text:span></text:p>
      <text:p text:style-name="P9"><text:span text:style-name="T2"><text:s text:c="8"/><text:tab/><text:tab/><text:tab/>}</text:span></text:p>
      <text:p text:style-name="P9"><text:span text:style-name="T2"><text:s text:c="8"/><text:tab/><text:tab/><text:tab/>Node&lt;T&gt;* nodeToInsert = new Node&lt;T&gt;(data);</text:span></text:p>
      <text:p text:style-name="P9"><text:span text:style-name="T2"><text:s text:c="8"/><text:tab/><text:tab/><text:tab/>nodeToInsert-&gt;next = temp-&gt;next;</text:span></text:p>
      <text:p text:style-name="P9"><text:span text:style-name="T2"><text:s text:c="8"/><text:tab/><text:tab/><text:tab/>temp-&gt;next-&gt;prev = nodeToInsert;</text:span></text:p>
      <text:p text:style-name="P9"><text:span text:style-name="T2"><text:s text:c="8"/><text:tab/><text:tab/><text:tab/>temp-&gt;next = nodeToInsert;</text:span></text:p>
      <text:p text:style-name="P9"><text:span text:style-name="T2"><text:s text:c="8"/><text:tab/><text:tab/><text:tab/>nodeToInsert-&gt;prev = temp;</text:span></text:p>
      <text:p text:style-name="P9"><text:span text:style-name="T2"><text:s text:c="4"/><text:tab/><text:tab/>}</text:span></text:p>
      <text:p text:style-name="P9"><text:span text:style-name="T2"><text:tab/>}</text:span></text:p>
      <text:p text:style-name="P9"><text:span text:style-name="T2"><text:tab/>template &lt;typename T&gt;</text:span></text:p>
      <text:p text:style-name="P9"><text:span text:style-name="T2"><text:tab/>void deleteNode(Node&lt;T&gt;*&amp; head, int pos) {</text:span></text:p>
      <text:p text:style-name="P9"><text:span text:style-name="T2"><text:s text:c="4"/><text:tab/><text:tab/>if (pos &lt; 1 || pos &gt; getLength(head)) {</text:span></text:p>
      <text:p text:style-name="P9"><text:span text:style-name="T2"><text:s text:c="8"/><text:tab/><text:tab/><text:tab/>cout &lt;&lt; "Invalid position. Deletion failed." &lt;&lt; endl;</text:span></text:p>
      <text:p text:style-name="P9"><text:span text:style-name="T2"><text:s text:c="8"/><text:tab/><text:tab/><text:tab/>return;</text:span></text:p>
      <text:p text:style-name="P9"><text:span text:style-name="T2"><text:s text:c="4"/><text:tab/><text:tab/>}</text:span></text:p>
      <text:p text:style-name="P9"><text:span text:style-name="T2"><text:s text:c="4"/><text:tab/><text:tab/>if (pos == 1) {</text:span></text:p>
      <text:p text:style-name="P9"><text:span text:style-name="T2"><text:s text:c="8"/><text:tab/><text:tab/><text:tab/>Node&lt;T&gt;* temp = head;</text:span></text:p>
      <text:p text:style-name="P9"><text:span text:style-name="T2"><text:s text:c="8"/><text:tab/><text:tab/><text:tab/>temp-&gt;next-&gt;prev = nullptr;</text:span></text:p>
      <text:p text:style-name="P9"><text:span text:style-name="T2"><text:s text:c="8"/><text:tab/><text:tab/><text:tab/>head = temp-&gt;next;</text:span></text:p>
      <text:p text:style-name="P9"><text:span text:style-name="T2"><text:s text:c="8"/><text:tab/><text:tab/><text:tab/>temp-&gt;next = nullptr;</text:span></text:p>
      <text:p text:style-name="P9"><text:soft-page-break/><text:span text:style-name="T2"><text:s text:c="8"/><text:tab/><text:tab/><text:tab/>delete temp;</text:span></text:p>
      <text:p text:style-name="P9"><text:span text:style-name="T2"><text:s text:c="4"/><text:tab/><text:tab/>} else {</text:span></text:p>
      <text:p text:style-name="P9"><text:span text:style-name="T2"><text:s text:c="8"/><text:tab/><text:tab/><text:tab/>Node&lt;T&gt;* cur = head;</text:span></text:p>
      <text:p text:style-name="P9"><text:span text:style-name="T2"><text:s text:c="8"/><text:tab/><text:tab/><text:tab/>for (int i = 1; i &lt; pos; ++i) {</text:span></text:p>
      <text:p text:style-name="P9"><text:span text:style-name="T2"><text:s text:c="12"/><text:tab/><text:tab/><text:tab/>cur = cur-&gt;next;</text:span></text:p>
      <text:p text:style-name="P9"><text:span text:style-name="T2"><text:s text:c="8"/><text:tab/><text:tab/><text:tab/>}</text:span></text:p>
      <text:p text:style-name="P9"><text:span text:style-name="T2"><text:s text:c="8"/><text:tab/><text:tab/><text:tab/>cur-&gt;prev-&gt;next = cur-&gt;next;</text:span></text:p>
      <text:p text:style-name="P9"><text:span text:style-name="T2"><text:s text:c="8"/><text:tab/><text:tab/><text:tab/>if (cur-&gt;next != nullptr) {</text:span></text:p>
      <text:p text:style-name="P9"><text:span text:style-name="T2"><text:s text:c="12"/><text:tab/><text:tab/><text:tab/>cur-&gt;next-&gt;prev = cur-&gt;prev;</text:span></text:p>
      <text:p text:style-name="P9"><text:span text:style-name="T2"><text:s text:c="8"/><text:tab/><text:tab/><text:tab/>}</text:span></text:p>
      <text:p text:style-name="P9"><text:span text:style-name="T2"><text:s text:c="8"/><text:tab/><text:tab/><text:tab/>cur-&gt;next = nullptr;</text:span></text:p>
      <text:p text:style-name="P9"><text:span text:style-name="T2"><text:s text:c="8"/><text:tab/><text:tab/><text:tab/>delete cur;</text:span></text:p>
      <text:p text:style-name="P9"><text:span text:style-name="T2"><text:s text:c="4"/><text:tab/><text:tab/>}</text:span></text:p>
      <text:p text:style-name="P9"><text:span text:style-name="T2"><text:tab/>}</text:span></text:p>
      <text:p text:style-name="P9"><text:span text:style-name="T2"><text:tab/>template &lt;typename T&gt;</text:span></text:p>
      <text:p text:style-name="P9"><text:span text:style-name="T2"><text:tab/>int searchNode(Node&lt;T&gt;* head, T target) {</text:span></text:p>
      <text:p text:style-name="P9"><text:span text:style-name="T2"><text:s text:c="4"/><text:tab/><text:tab/>Node&lt;T&gt;* temp = head;</text:span></text:p>
      <text:p text:style-name="P9"><text:span text:style-name="T2"><text:s text:c="4"/><text:tab/><text:tab/>int pos = 1;</text:span></text:p>
      <text:p text:style-name="P9"><text:span text:style-name="T2"><text:s text:c="4"/><text:tab/><text:tab/>while (temp != nullptr) {</text:span></text:p>
      <text:p text:style-name="P9"><text:span text:style-name="T2"><text:s text:c="8"/><text:tab/><text:tab/><text:tab/>if (temp-&gt;data == target) {</text:span></text:p>
      <text:p text:style-name="P9"><text:span text:style-name="T2"><text:s text:c="12"/><text:tab/><text:tab/><text:tab/>return pos; </text:span></text:p>
      <text:p text:style-name="P9"><text:span text:style-name="T2"><text:s text:c="8"/><text:tab/><text:tab/><text:tab/>}</text:span></text:p>
      <text:p text:style-name="P9"><text:span text:style-name="T2"><text:s text:c="8"/><text:tab/><text:tab/><text:tab/>temp = temp-&gt;next;</text:span></text:p>
      <text:p text:style-name="P9"><text:span text:style-name="T2"><text:s text:c="8"/><text:tab/><text:tab/><text:tab/>pos++;</text:span></text:p>
      <text:p text:style-name="P9"><text:span text:style-name="T2"><text:s text:c="4"/><text:tab/><text:tab/>}</text:span></text:p>
      <text:p text:style-name="P9"><text:span text:style-name="T2"><text:s text:c="4"/><text:tab/><text:tab/>return -1; <text:s/></text:span></text:p>
      <text:p text:style-name="P9"><text:span text:style-name="T2"><text:tab/>}</text:span></text:p>
      <text:p text:style-name="P9"><text:span text:style-name="T2"><text:tab/>template &lt;typename T&gt;</text:span></text:p>
      <text:p text:style-name="P9"><text:span text:style-name="T2"><text:tab/>void reverseList(Node&lt;T&gt;*&amp; head, Node&lt;T&gt;*&amp; tail) {</text:span></text:p>
      <text:p text:style-name="P9"><text:span text:style-name="T2"><text:s text:c="4"/><text:tab/><text:tab/>Node&lt;T&gt;* current = head;</text:span></text:p>
      <text:p text:style-name="P9"><text:span text:style-name="T2"><text:s text:c="4"/><text:tab/><text:tab/>Node&lt;T&gt;* prevNode = nullptr;</text:span></text:p>
      <text:p text:style-name="P9"><text:span text:style-name="T2"><text:s text:c="4"/><text:tab/><text:tab/>Node&lt;T&gt;* nextNode = nullptr;</text:span></text:p>
      <text:p text:style-name="P9"><text:span text:style-name="T2"><text:s text:c="4"/><text:tab/><text:tab/>while (current != nullptr) {</text:span></text:p>
      <text:p text:style-name="P9"><text:span text:style-name="T2"><text:s text:c="8"/><text:tab/><text:tab/><text:tab/>nextNode = current-&gt;next;</text:span></text:p>
      <text:p text:style-name="P9"><text:span text:style-name="T2"><text:s text:c="8"/><text:tab/><text:tab/><text:tab/>current-&gt;next = prevNode;</text:span></text:p>
      <text:p text:style-name="P9"><text:span text:style-name="T2"><text:s text:c="8"/><text:tab/><text:tab/><text:tab/>current-&gt;prev = nextNode;</text:span></text:p>
      <text:p text:style-name="P9"><text:span text:style-name="T2"><text:s text:c="8"/><text:tab/><text:tab/><text:tab/>prevNode = current;</text:span></text:p>
      <text:p text:style-name="P9"><text:span text:style-name="T2"><text:s text:c="8"/><text:tab/><text:tab/><text:tab/>current = nextNode;</text:span></text:p>
      <text:p text:style-name="P9"><text:span text:style-name="T2"><text:s text:c="4"/><text:tab/><text:tab/>}</text:span></text:p>
      <text:p text:style-name="P9"><text:span text:style-name="T2"><text:s text:c="4"/><text:tab/><text:tab/>tail = head;</text:span></text:p>
      <text:p text:style-name="P9"><text:span text:style-name="T2"><text:s text:c="4"/><text:tab/><text:tab/>head = prevNode;</text:span></text:p>
      <text:p text:style-name="P9"><text:span text:style-name="T2"><text:tab/>}</text:span></text:p>
      <text:p text:style-name="P9"><text:span text:style-name="T2"><text:tab/>int main() {</text:span></text:p>
      <text:p text:style-name="P9"><text:span text:style-name="T2"><text:s text:c="4"/><text:tab/><text:tab/>Node&lt;int&gt;* headInt = nullptr;</text:span></text:p>
      <text:p text:style-name="P9"><text:span text:style-name="T2"><text:s text:c="4"/><text:tab/><text:tab/>Node&lt;int&gt;* tailInt = nullptr;</text:span></text:p>
      <text:p text:style-name="P9"><text:span text:style-name="T2"><text:s text:c="4"/><text:tab/><text:tab/>Node&lt;string&gt;* headString = nullptr;</text:span></text:p>
      <text:p text:style-name="P9"><text:span text:style-name="T2"><text:s text:c="4"/><text:tab/><text:tab/>Node&lt;string&gt;* tailString = nullptr;</text:span></text:p>
      <text:p text:style-name="P9"><text:span text:style-name="T2"><text:s text:c="4"/><text:tab/><text:tab/>int choice;</text:span></text:p>
      <text:p text:style-name="P9"><text:span text:style-name="T2"><text:s text:c="4"/><text:tab/><text:tab/>do {</text:span></text:p>
      <text:p text:style-name="P9"><text:span text:style-name="T2"><text:s text:c="4"/><text:tab/> <text:s text:c="3"/><text:tab/><text:tab/>cout &lt;&lt; "\nSelect an option:\n" &lt;&lt; "1. Insert at Head\n"</text:span></text:p>
      <text:p text:style-name="P9"><text:soft-page-break/><text:span text:style-name="T2"><text:tab/><text:tab/><text:tab/>&lt;&lt; "2. Insert at Tail\n" <text:s/>&lt;&lt; "3. Insert at Position\n" &lt;&lt; "4. Delete a Node\<text:tab/><text:tab/><text:tab/><text:tab/>n"&lt;&lt; "5. Search for a Node\n" &lt;&lt; "6. Reverse List\n" &lt;&lt; "7. Display\n" &lt;&lt; <text:tab/><text:tab/><text:tab/>"0. Exit\n" &lt;&lt; "Enter your choice: ";</text:span></text:p>
      <text:p text:style-name="P9"><text:span text:style-name="T2"><text:s text:c="8"/><text:tab/><text:tab/><text:tab/>cin &gt;&gt; choice;</text:span></text:p>
      <text:p text:style-name="P9"><text:span text:style-name="T2"><text:s text:c="8"/><text:tab/><text:tab/><text:tab/>switch (choice) {</text:span></text:p>
      <text:p text:style-name="P9"><text:span text:style-name="T2"><text:s text:c="12"/><text:tab/><text:tab/><text:tab/>case 1: {</text:span></text:p>
      <text:p text:style-name="P9"><text:span text:style-name="T2"><text:s text:c="16"/><text:tab/><text:tab/><text:tab/><text:tab/></text:span><text:span text:style-name="T4">int</text:span><text:span text:style-name="T2"> value;</text:span></text:p>
      <text:p text:style-name="P9"><text:span text:style-name="T2"><text:s text:c="16"/><text:tab/><text:tab/><text:tab/><text:tab/>cout &lt;&lt; "Enter the value to insert at the head: ";</text:span></text:p>
      <text:p text:style-name="P9"><text:span text:style-name="T2"><text:s text:c="16"/><text:tab/><text:tab/><text:tab/><text:tab/>cin &gt;&gt; value;</text:span></text:p>
      <text:p text:style-name="P9"><text:span text:style-name="T2"><text:s text:c="16"/><text:tab/><text:tab/><text:tab/><text:tab/>insertAtHead(headInt, tailInt, value);</text:span></text:p>
      <text:p text:style-name="P9"><text:span text:style-name="T2"><text:s text:c="16"/><text:tab/><text:tab/><text:tab/><text:tab/>cout &lt;&lt; "Inserted successfully." &lt;&lt; endl;</text:span></text:p>
      <text:p text:style-name="P9"><text:span text:style-name="T2"><text:s text:c="16"/><text:tab/><text:tab/><text:tab/><text:tab/>break;</text:span></text:p>
      <text:p text:style-name="P9"><text:span text:style-name="T2"><text:s text:c="12"/><text:tab/><text:tab/><text:tab/>}</text:span></text:p>
      <text:p text:style-name="P9"><text:span text:style-name="T2"><text:s text:c="12"/><text:tab/><text:tab/><text:tab/>case 2: {</text:span></text:p>
      <text:p text:style-name="P9"><text:span text:style-name="T2"><text:s text:c="16"/><text:tab/><text:tab/><text:tab/><text:tab/></text:span><text:span text:style-name="T4">int</text:span><text:span text:style-name="T2"> value;</text:span></text:p>
      <text:p text:style-name="P9"><text:span text:style-name="T2"><text:s text:c="16"/><text:tab/><text:tab/><text:tab/><text:tab/>cout &lt;&lt; "Enter the value to insert at the tail: ";</text:span></text:p>
      <text:p text:style-name="P9"><text:span text:style-name="T2"><text:s text:c="16"/><text:tab/><text:tab/><text:tab/><text:tab/>cin &gt;&gt; value;</text:span></text:p>
      <text:p text:style-name="P9"><text:span text:style-name="T2"><text:s text:c="16"/><text:tab/><text:tab/><text:tab/><text:tab/>insertAtTail(tailInt, headInt, value);</text:span></text:p>
      <text:p text:style-name="P9"><text:span text:style-name="T2"><text:s text:c="16"/><text:tab/><text:tab/><text:tab/><text:tab/>cout &lt;&lt; "Inserted successfully." &lt;&lt; endl;</text:span></text:p>
      <text:p text:style-name="P9"><text:span text:style-name="T2"><text:s text:c="16"/><text:tab/><text:tab/><text:tab/><text:tab/>break;</text:span></text:p>
      <text:p text:style-name="P9"><text:span text:style-name="T2"><text:s text:c="12"/><text:tab/><text:tab/><text:tab/>}</text:span></text:p>
      <text:p text:style-name="P9"><text:span text:style-name="T2"><text:s text:c="12"/><text:tab/><text:tab/><text:tab/>case 3: {</text:span></text:p>
      <text:p text:style-name="P9"><text:span text:style-name="T2"><text:s text:c="16"/><text:tab/><text:tab/><text:tab/><text:tab/>int pos;</text:span></text:p>
      <text:p text:style-name="P9"><text:span text:style-name="T2"><text:s text:c="16"/><text:tab/><text:tab/><text:tab/><text:tab/></text:span><text:span text:style-name="T4">int</text:span><text:span text:style-name="T2"> value;</text:span></text:p>
      <text:p text:style-name="P9"><text:span text:style-name="T2"><text:s text:c="16"/><text:tab/><text:tab/><text:tab/><text:tab/>cout &lt;&lt; "Enter the position to insert at: ";</text:span></text:p>
      <text:p text:style-name="P9"><text:span text:style-name="T2"><text:s text:c="16"/><text:tab/><text:tab/><text:tab/><text:tab/>cin &gt;&gt; pos;</text:span></text:p>
      <text:p text:style-name="P9"><text:span text:style-name="T2"><text:s text:c="16"/><text:tab/><text:tab/><text:tab/><text:tab/>cout &lt;&lt; "Enter the value to insert: ";</text:span></text:p>
      <text:p text:style-name="P9"><text:span text:style-name="T2"><text:s text:c="16"/><text:tab/><text:tab/><text:tab/><text:tab/>cin &gt;&gt; value;</text:span></text:p>
      <text:p text:style-name="P9"><text:span text:style-name="T2"><text:s text:c="16"/><text:tab/><text:tab/><text:tab/><text:tab/>insertAtPosition(headInt, tailInt, pos, value);</text:span></text:p>
      <text:p text:style-name="P9"><text:span text:style-name="T2"><text:s text:c="15"/><text:tab/><text:tab/><text:tab/><text:tab/>cout &lt;&lt; "Inserted successfully." &lt;&lt; endl;</text:span></text:p>
      <text:p text:style-name="P9"><text:span text:style-name="T2"><text:s text:c="16"/><text:tab/><text:tab/><text:tab/><text:tab/>break;</text:span></text:p>
      <text:p text:style-name="P9"><text:span text:style-name="T2"><text:s text:c="12"/><text:tab/><text:tab/><text:tab/>}</text:span></text:p>
      <text:p text:style-name="P9"><text:span text:style-name="T2"><text:s text:c="12"/><text:tab/><text:tab/><text:tab/>case 4: {</text:span></text:p>
      <text:p text:style-name="P9"><text:span text:style-name="T2"><text:s text:c="16"/><text:tab/><text:tab/><text:tab/><text:tab/>int pos;</text:span></text:p>
      <text:p text:style-name="P9"><text:span text:style-name="T2"><text:s text:c="16"/><text:tab/><text:tab/><text:tab/><text:tab/>cout &lt;&lt; "Enter the position to delete from: ";</text:span></text:p>
      <text:p text:style-name="P9"><text:span text:style-name="T2"><text:s text:c="16"/><text:tab/><text:tab/><text:tab/><text:tab/>cin &gt;&gt; pos;</text:span></text:p>
      <text:p text:style-name="P9"><text:span text:style-name="T2"><text:s text:c="16"/><text:tab/><text:tab/><text:tab/><text:tab/>deleteNode(headInt, pos);</text:span></text:p>
      <text:p text:style-name="P9"><text:span text:style-name="T2"><text:s text:c="16"/><text:tab/><text:tab/><text:tab/><text:tab/>cout &lt;&lt; "Deleted successfully." &lt;&lt; endl;</text:span></text:p>
      <text:p text:style-name="P9"><text:span text:style-name="T2"><text:s text:c="15"/><text:tab/> <text:tab/><text:tab/><text:tab/>break;</text:span></text:p>
      <text:p text:style-name="P9"><text:span text:style-name="T2"><text:s text:c="12"/><text:tab/><text:tab/><text:tab/>}</text:span></text:p>
      <text:p text:style-name="P9"><text:span text:style-name="T2"><text:s text:c="12"/><text:tab/><text:tab/><text:tab/>case 5: {</text:span></text:p>
      <text:p text:style-name="P9"><text:span text:style-name="T2"><text:s text:c="16"/><text:tab/><text:tab/><text:tab/><text:tab/></text:span><text:span text:style-name="T4">int</text:span><text:span text:style-name="T2"> value;</text:span></text:p>
      <text:p text:style-name="P9"><text:span text:style-name="T2"><text:s text:c="16"/><text:tab/><text:tab/><text:tab/><text:tab/>cout &lt;&lt; "Enter the value to search for: ";</text:span></text:p>
      <text:p text:style-name="P9"><text:span text:style-name="T2"><text:s text:c="16"/><text:tab/><text:tab/><text:tab/><text:tab/>cin &gt;&gt; value;</text:span></text:p>
      <text:p text:style-name="P9"><text:span text:style-name="T2"><text:s text:c="16"/><text:tab/><text:tab/><text:tab/><text:tab/>int position = searchNode(headInt, value);</text:span></text:p>
      <text:p text:style-name="P9"><text:span text:style-name="T2"><text:s text:c="16"/><text:tab/><text:tab/><text:tab/><text:tab/>if (position != -1) {</text:span></text:p>
      <text:p text:style-name="P9"><text:span text:style-name="T2"><text:s text:c="20"/><text:tab/><text:tab/><text:tab/><text:tab/><text:tab/>cout &lt;&lt; "Value " &lt;&lt; value &lt;&lt; " found at position " &lt;&lt; <text:tab/><text:tab/><text:tab/><text:tab/><text:tab/><text:tab/>position &lt;&lt; endl;</text:span></text:p>
      <text:p text:style-name="P9"><text:span text:style-name="T2"><text:s text:c="16"/><text:tab/><text:tab/><text:tab/><text:tab/>} else {</text:span></text:p>
      <text:p text:style-name="P9"><text:span text:style-name="T2"><text:s text:c="20"/><text:tab/><text:tab/><text:tab/><text:tab/><text:tab/>cout &lt;&lt; "Value " &lt;&lt; value &lt;&lt; " not found in the list." <text:tab/><text:tab/><text:tab/><text:tab/><text:tab/><text:tab/>&lt;&lt; endl;</text:span></text:p>
      <text:p text:style-name="P9"><text:span text:style-name="T2"><text:s text:c="16"/><text:tab/><text:tab/><text:tab/><text:tab/><text:tab/>}</text:span></text:p>
      <text:p text:style-name="P9"><text:soft-page-break/><text:span text:style-name="T2"><text:s text:c="16"/><text:tab/><text:tab/><text:tab/><text:tab/>break;</text:span></text:p>
      <text:p text:style-name="P9"><text:span text:style-name="T2"><text:s text:c="12"/><text:tab/><text:tab/><text:tab/>}</text:span></text:p>
      <text:p text:style-name="P9"><text:span text:style-name="T2"><text:s text:c="11"/><text:tab/><text:tab/> <text:tab/><text:tab/>case 6: {</text:span></text:p>
      <text:p text:style-name="P9"><text:span text:style-name="T2"><text:s text:c="16"/><text:tab/><text:tab/><text:tab/><text:tab/>cout &lt;&lt; "Reversing the list." &lt;&lt; endl;</text:span></text:p>
      <text:p text:style-name="P9"><text:span text:style-name="T2"><text:s text:c="16"/><text:tab/><text:tab/><text:tab/><text:tab/>reverseList(headInt, tailInt);</text:span></text:p>
      <text:p text:style-name="P9"><text:span text:style-name="T2"><text:s text:c="15"/><text:tab/><text:tab/><text:tab/> <text:tab/>break;</text:span></text:p>
      <text:p text:style-name="P9"><text:span text:style-name="T2"><text:s text:c="12"/><text:tab/><text:tab/><text:tab/>}</text:span></text:p>
      <text:p text:style-name="P9"><text:span text:style-name="T2"><text:s text:c="12"/><text:tab/><text:tab/><text:tab/>case 7:</text:span></text:p>
      <text:p text:style-name="P9"><text:span text:style-name="T2"><text:s text:c="16"/><text:tab/><text:tab/><text:tab/><text:tab/>cout &lt;&lt; "Linked List Contents: ";</text:span></text:p>
      <text:p text:style-name="P9"><text:span text:style-name="T2"><text:s text:c="16"/><text:tab/><text:tab/><text:tab/><text:tab/>display(headInt);</text:span></text:p>
      <text:p text:style-name="P9"><text:span text:style-name="T2"><text:s text:c="16"/><text:tab/><text:tab/><text:tab/><text:tab/>break;</text:span></text:p>
      <text:p text:style-name="P9"><text:span text:style-name="T2"><text:s text:c="12"/><text:tab/><text:tab/><text:tab/>case 0:</text:span></text:p>
      <text:p text:style-name="P9"><text:span text:style-name="T2"><text:s text:c="16"/><text:tab/><text:tab/><text:tab/><text:tab/>cout &lt;&lt; "Exiting program.\n";</text:span></text:p>
      <text:p text:style-name="P9"><text:span text:style-name="T2"><text:s text:c="16"/><text:tab/><text:tab/><text:tab/><text:tab/>break;</text:span></text:p>
      <text:p text:style-name="P9"><text:span text:style-name="T2"><text:s text:c="12"/><text:tab/><text:tab/><text:tab/>default:</text:span></text:p>
      <text:p text:style-name="P9"><text:span text:style-name="T2"><text:s text:c="16"/><text:tab/><text:tab/><text:tab/><text:tab/>cout &lt;&lt; "Invalid choice. Please try again.\n";</text:span></text:p>
      <text:p text:style-name="P9"><text:span text:style-name="T2"><text:s text:c="8"/><text:tab/><text:tab/><text:tab/>}<text:tab/></text:span></text:p>
      <text:p text:style-name="P9"><text:span text:style-name="T2"><text:s text:c="4"/><text:tab/><text:tab/>} while (choice != 0);</text:span></text:p>
      <text:p text:style-name="P9"><text:span text:style-name="T2"><text:s text:c="4"/><text:tab/><text:tab/>return 0;</text:span></text:p>
      <text:p text:style-name="P9"><text:span text:style-name="T2"><text:tab/>}</text:span></text:p>
      <text:p text:style-name="P9"><text:span text:style-name="T2"/></text:p>
      <text:p text:style-name="P10">OUTPUT</text:p>
      <text:p text:style-name="P10"><text:tab/><text:span text:style-name="T1">Select an option:</text:span></text:p>
      <text:p text:style-name="P18"><text:tab/>1. Insert at Head</text:p>
      <text:p text:style-name="P18"><text:tab/>2. Insert at Tail</text:p>
      <text:p text:style-name="P18"><text:tab/>3. Insert at Position</text:p>
      <text:p text:style-name="P18"><text:tab/>4. Delete a Node</text:p>
      <text:p text:style-name="P18"><text:tab/>5. Search for a Node</text:p>
      <text:p text:style-name="P18"><text:tab/>6. Reverse List</text:p>
      <text:p text:style-name="P18"><text:tab/>7. Display</text:p>
      <text:p text:style-name="P18"><text:tab/>0. Exit</text:p>
      <text:p text:style-name="P18"><text:tab/>Enter your choice: 1</text:p>
      <text:p text:style-name="P18"><text:tab/>Enter the value to insert at the head: 12 </text:p>
      <text:p text:style-name="P18"><text:tab/>Inserted successfully.</text:p>
      <text:p text:style-name="P18"><text:tab/>Select an option:</text:p>
      <text:p text:style-name="P18"><text:tab/>1. Insert at Head</text:p>
      <text:p text:style-name="P18"><text:tab/>2. Insert at Tail</text:p>
      <text:p text:style-name="P18"><text:tab/>3. Insert at Position</text:p>
      <text:p text:style-name="P18"><text:tab/>4. Delete a Node</text:p>
      <text:p text:style-name="P18"><text:tab/>5. Search for a Node</text:p>
      <text:p text:style-name="P18"><text:tab/>6. Reverse List</text:p>
      <text:p text:style-name="P18"><text:tab/>7. Display</text:p>
      <text:p text:style-name="P18"><text:tab/>0. Exit</text:p>
      <text:p text:style-name="P18"><text:tab/>Enter your choice: 1</text:p>
      <text:p text:style-name="P18"><text:tab/>Enter the value to insert at the head: 31</text:p>
      <text:p text:style-name="P18"><text:tab/>Inserted successfully.</text:p>
      <text:p text:style-name="P18"><text:tab/>Select an option:</text:p>
      <text:p text:style-name="P18"><text:tab/>1. Insert at Head</text:p>
      <text:p text:style-name="P18"><text:tab/>2. Insert at Tail</text:p>
      <text:p text:style-name="P18"><text:tab/>3. Insert at Position</text:p>
      <text:p text:style-name="P18"><text:tab/>4. Delete a Node</text:p>
      <text:p text:style-name="P18"><text:tab/>5. Search for a Node</text:p>
      <text:p text:style-name="P18"><text:soft-page-break/><text:tab/>6. Reverse List</text:p>
      <text:p text:style-name="P18"><text:tab/>7. Display</text:p>
      <text:p text:style-name="P18"><text:tab/>0. Exit</text:p>
      <text:p text:style-name="P18"><text:tab/>Enter your choice: 2</text:p>
      <text:p text:style-name="P18"><text:tab/>Enter the value to insert at the tail: 32</text:p>
      <text:p text:style-name="P18"><text:tab/>Inserted successfully.<text:tab/></text:p>
      <text:p text:style-name="P18"><text:tab/>Select an option:</text:p>
      <text:p text:style-name="P18"><text:tab/>1. Insert at Head</text:p>
      <text:p text:style-name="P18"><text:tab/>2. Insert at Tail</text:p>
      <text:p text:style-name="P18"><text:tab/>3. Insert at Position</text:p>
      <text:p text:style-name="P18"><text:tab/>4. Delete a Node</text:p>
      <text:p text:style-name="P18"><text:tab/>5. Search for a Node</text:p>
      <text:p text:style-name="P18"><text:tab/>6. Reverse List</text:p>
      <text:p text:style-name="P18"><text:tab/>7. Display</text:p>
      <text:p text:style-name="P18"><text:tab/>0. Exit</text:p>
      <text:p text:style-name="P18"><text:tab/>Enter your choice: 3</text:p>
      <text:p text:style-name="P18"><text:tab/>Enter the position to insert at: 2</text:p>
      <text:p text:style-name="P18"><text:tab/>Enter the value to insert: 55</text:p>
      <text:p text:style-name="P18"><text:tab/>Inserted successfully.</text:p>
      <text:p text:style-name="P18"><text:tab/>Select an option:</text:p>
      <text:p text:style-name="P18"><text:tab/>1. Insert at Head</text:p>
      <text:p text:style-name="P18"><text:tab/>2. Insert at Tail</text:p>
      <text:p text:style-name="P18"><text:tab/>3. Insert at Position</text:p>
      <text:p text:style-name="P18"><text:tab/>4. Delete a Node</text:p>
      <text:p text:style-name="P18"><text:tab/>5. Search for a Node</text:p>
      <text:p text:style-name="P18"><text:tab/>6. Reverse List</text:p>
      <text:p text:style-name="P18"><text:tab/>7. Display</text:p>
      <text:p text:style-name="P18"><text:tab/>0. Exit</text:p>
      <text:p text:style-name="P18"><text:tab/>Enter your choice: 7</text:p>
      <text:p text:style-name="P18"><text:tab/>Linked List Contents: 31 55 12 32 </text:p>
      <text:p text:style-name="P18"><text:tab/>Select an option:</text:p>
      <text:p text:style-name="P18"><text:tab/>1. Insert at Head</text:p>
      <text:p text:style-name="P18"><text:tab/>2. Insert at Tail</text:p>
      <text:p text:style-name="P18"><text:tab/>3. Insert at Position</text:p>
      <text:p text:style-name="P18"><text:tab/>4. Delete a Node<text:tab/></text:p>
      <text:p text:style-name="P18"><text:tab/>5. Search for a Node</text:p>
      <text:p text:style-name="P18"><text:tab/>6. Reverse List</text:p>
      <text:p text:style-name="P18"><text:tab/>7. Display</text:p>
      <text:p text:style-name="P18"><text:tab/>0. Exit</text:p>
      <text:p text:style-name="P18"><text:tab/>Enter your choice: 4</text:p>
      <text:p text:style-name="P18"><text:tab/>Enter the position to delete from: 2</text:p>
      <text:p text:style-name="P18"><text:tab/>Memory freed with data 55</text:p>
      <text:p text:style-name="P18"><text:tab/>Deleted successfully.</text:p>
      <text:p text:style-name="P18"><text:tab/>Select an option:</text:p>
      <text:p text:style-name="P18"><text:tab/>1. Insert at Head</text:p>
      <text:p text:style-name="P18"><text:tab/>2. Insert at Tail</text:p>
      <text:p text:style-name="P18"><text:tab/>3. Insert at Position</text:p>
      <text:p text:style-name="P18"><text:tab/>4. Delete a Node</text:p>
      <text:p text:style-name="P18"><text:tab/>5. Search for a Node</text:p>
      <text:p text:style-name="P18"><text:tab/>6. Reverse List</text:p>
      <text:p text:style-name="P18"><text:tab/>7. Display</text:p>
      <text:p text:style-name="P18"><text:tab/>0. Exit</text:p>
      <text:p text:style-name="P18"><text:soft-page-break/><text:tab/>Enter your choice: 7</text:p>
      <text:p text:style-name="P18"><text:tab/>Linked List Contents: 31 12 32 </text:p>
      <text:p text:style-name="P18"><text:tab/>Select an option:</text:p>
      <text:p text:style-name="P18"><text:tab/>1. Insert at Head</text:p>
      <text:p text:style-name="P18"><text:tab/>2. Insert at Tail</text:p>
      <text:p text:style-name="P18"><text:tab/>3. Insert at Position</text:p>
      <text:p text:style-name="P18"><text:tab/>4. Delete a Node</text:p>
      <text:p text:style-name="P18"><text:tab/>5. Search for a Node</text:p>
      <text:p text:style-name="P18"><text:tab/>6. Reverse List</text:p>
      <text:p text:style-name="P18"><text:tab/>7. Display</text:p>
      <text:p text:style-name="P18"><text:tab/>0. Exit</text:p>
      <text:p text:style-name="P18"><text:tab/>Enter your choice: 5</text:p>
      <text:p text:style-name="P18"><text:tab/>Enter the value to search for: 3</text:p>
      <text:p text:style-name="P18"><text:tab/>Value 3 not found in the list.</text:p>
      <text:p text:style-name="P18"><text:tab/>Select an option:</text:p>
      <text:p text:style-name="P18"><text:tab/>1. Insert at Head</text:p>
      <text:p text:style-name="P18"><text:tab/>2. Insert at Tail<text:tab/><text:tab/><text:tab/><text:tab/><text:tab/></text:p>
      <text:p text:style-name="P18"><text:tab/>3. Insert at Position</text:p>
      <text:p text:style-name="P18"><text:tab/>4. Delete a Node</text:p>
      <text:p text:style-name="P18"><text:tab/>5. Search for a Node</text:p>
      <text:p text:style-name="P18"><text:tab/>6. Reverse List</text:p>
      <text:p text:style-name="P18"><text:tab/>7. Display</text:p>
      <text:p text:style-name="P18"><text:tab/>0. Exit</text:p>
      <text:p text:style-name="P18"><text:tab/>Enter your choice: 6</text:p>
      <text:p text:style-name="P18"><text:tab/>Reversing the list.</text:p>
      <text:p text:style-name="P18"><text:tab/>Select an option:</text:p>
      <text:p text:style-name="P18"><text:tab/>1. Insert at Head</text:p>
      <text:p text:style-name="P18"><text:tab/>2. Insert at Tail</text:p>
      <text:p text:style-name="P18"><text:tab/>3. Insert at Position</text:p>
      <text:p text:style-name="P18"><text:tab/>4. Delete a Node</text:p>
      <text:p text:style-name="P18"><text:tab/>5. Search for a Node</text:p>
      <text:p text:style-name="P18"><text:tab/>6. Reverse List</text:p>
      <text:p text:style-name="P18"><text:tab/>7. Display</text:p>
      <text:p text:style-name="P18"><text:tab/>0. Exit</text:p>
      <text:p text:style-name="P18"><text:tab/>Enter your choice: 7</text:p>
      <text:p text:style-name="P18"><text:tab/>Linked List Contents: 32 12 31 </text:p>
      <text:p text:style-name="P18"><text:tab/>Select an option:</text:p>
      <text:p text:style-name="P18"><text:tab/>1. Insert at Head</text:p>
      <text:p text:style-name="P18"><text:tab/>2. Insert at Tail</text:p>
      <text:p text:style-name="P18"><text:tab/>3. Insert at Position</text:p>
      <text:p text:style-name="P18"><text:tab/>4. Delete a Node</text:p>
      <text:p text:style-name="P18"><text:tab/>5. Search for a Node</text:p>
      <text:p text:style-name="P18"><text:tab/>6. Reverse List</text:p>
      <text:p text:style-name="P18"><text:tab/>7. Display</text:p>
      <text:p text:style-name="P18"><text:tab/>0. Exit</text:p>
      <text:p text:style-name="P18"><text:tab/>Enter your choice: 0</text:p>
      <text:p text:style-name="P18"><text:tab/>Exiting program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1:02:56.278177695</meta:creation-date>
    <dc:date>2023-11-22T01:08:06.361372872</dc:date>
    <meta:editing-duration>PT12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6" meta:paragraph-count="727" meta:word-count="3080" meta:character-count="20552" meta:non-whitespace-character-count="14104"/>
  </office:meta>
</office:document-meta>
</file>